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1.ttf" manifest:media-type="application/x-font-ttf"/>
  <manifest:file-entry manifest:full-path="Fonts/font2.ttf" manifest:media-type="application/x-font-ttf"/>
  <manifest:file-entry manifest:full-path="Fonts/font7.ttf" manifest:media-type="application/x-font-ttf"/>
  <manifest:file-entry manifest:full-path="Fonts/font8.ttf" manifest:media-type="application/x-font-ttf"/>
  <manifest:file-entry manifest:full-path="Fonts/font9.ttf" manifest:media-type="application/x-font-ttf"/>
  <manifest:file-entry manifest:full-path="Fonts/font18.ttf" manifest:media-type="application/x-font-ttf"/>
  <manifest:file-entry manifest:full-path="Fonts/font17.ttf" manifest:media-type="application/x-font-ttf"/>
  <manifest:file-entry manifest:full-path="Fonts/font12.ttf" manifest:media-type="application/x-font-ttf"/>
  <manifest:file-entry manifest:full-path="Fonts/font11.ttf" manifest:media-type="application/x-font-ttf"/>
  <manifest:file-entry manifest:full-path="Fonts/font10.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Normal" style:font-pitch="variable" style:font-charset="x-symbol">
      <svg:font-face-src>
        <svg:font-face-uri xlink:href="Fonts/font1.ttf" xlink:type="simple">
          <svg:font-face-format svg:string="truetype"/>
        </svg:font-face-uri>
      </svg:font-face-src>
    </style:font-face>
    <style:font-face style:name="Latin Modern Math2" svg:font-family="'Latin Modern Math'" style:font-adornments="Normal">
      <svg:font-face-src>
        <svg:font-face-uri xlink:href="Fonts/font2.ttf" xlink:type="simple">
          <svg:font-face-format svg:string="truetype"/>
        </svg:font-face-uri>
      </svg:font-face-src>
    </style:font-face>
    <style:font-face style:name="Latin Modern Roman Slanted" svg:font-family="'Latin Modern Roman Slanted'" style:font-adornments="Normal"/>
    <style:font-face style:name="Latin Modern Mono" svg:font-family="'Latin Modern Mono'" style:font-adornments="Normal" style:font-pitch="fixed"/>
    <style:font-face style:name="Ubuntu Mono" svg:font-family="'Ubuntu Mono'" style:font-adornments="Regular" style:font-pitch="fixed">
      <svg:font-face-src>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atin Modern Math" svg:font-family="'Latin Modern Math'" style:font-adornments="Normal" style:font-pitch="variable">
      <svg:font-face-src>
        <svg:font-face-uri xlink:href="Fonts/font7.ttf" xlink:type="simple">
          <svg:font-face-format svg:string="truetype"/>
        </svg:font-face-uri>
      </svg:font-face-src>
    </style:font-face>
    <style:font-face style:name="Latin Modern Math1" svg:font-family="'Latin Modern Math'" style:font-adornments="Regular" style:font-pitch="variable">
      <svg:font-face-src>
        <svg:font-face-uri xlink:href="Fonts/font7.ttf" xlink:type="simple">
          <svg:font-face-format svg:string="truetype"/>
        </svg:font-face-uri>
      </svg:font-face-src>
    </style:font-face>
    <style:font-face style:name="Ubuntu" svg:font-family="Ubuntu" style:font-adornments="Regular" style:font-pitch="variable">
      <svg:font-face-src>
        <svg:font-face-uri xlink:href="Fonts/font8.ttf" xlink:type="simple">
          <svg:font-face-format svg:string="truetype"/>
        </svg:font-face-uri>
        <svg:font-face-uri xlink:href="Fonts/font9.ttf" xlink:type="simple">
          <svg:font-face-format svg:string="truetype"/>
        </svg:font-face-uri>
        <svg:font-face-uri xlink:href="Fonts/font10.ttf" xlink:type="simple">
          <svg:font-face-format svg:string="truetype"/>
        </svg:font-face-uri>
        <svg:font-face-uri xlink:href="Fonts/font11.ttf" xlink:type="simple">
          <svg:font-face-format svg:string="truetype"/>
        </svg:font-face-uri>
      </svg:font-face-src>
    </style:font-face>
    <style:font-face style:name="Liberation Serif" svg:font-family="'Liberation Serif'" style:font-family-generic="roman" style:font-pitch="variable">
      <svg:font-face-src>
        <svg:font-face-uri xlink:href="Fonts/font12.ttf" xlink:type="simple">
          <svg:font-face-format svg:string="truetype"/>
        </svg:font-face-uri>
        <svg:font-face-uri xlink:href="Fonts/font13.ttf" xlink:type="simple">
          <svg:font-face-format svg:string="truetype"/>
        </svg:font-face-uri>
        <svg:font-face-uri xlink:href="Fonts/font14.ttf" xlink:type="simple">
          <svg:font-face-format svg:string="truetype"/>
        </svg:font-face-uri>
        <svg:font-face-uri xlink:href="Fonts/font15.ttf" xlink:type="simple">
          <svg:font-face-format svg:string="truetype"/>
        </svg:font-face-uri>
      </svg:font-face-src>
    </style:font-face>
    <style:font-face style:name="Lohit Devanagari" svg:font-family="'Lohit Devanagari'" style:font-family-generic="system" style:font-pitch="variable">
      <svg:font-face-src>
        <svg:font-face-uri xlink:href="Fonts/font16.ttf" xlink:type="simple">
          <svg:font-face-format svg:string="truetype"/>
        </svg:font-face-uri>
      </svg:font-face-src>
    </style:font-face>
    <style:font-face style:name="Tahoma" svg:font-family="Tahoma" style:font-family-generic="system" style:font-pitch="variable">
      <svg:font-face-src>
        <svg:font-face-uri xlink:href="Fonts/font17.ttf" xlink:type="simple">
          <svg:font-face-format svg:string="truetype"/>
        </svg:font-face-uri>
        <svg:font-face-uri xlink:href="Fonts/font18.ttf" xlink:type="simple">
          <svg:font-face-format svg:string="truetype"/>
        </svg:font-face-uri>
      </svg:font-face-src>
    </style:font-face>
  </office:font-face-decls>
  <office:automatic-styles>
    <style:style style:name="Table1" style:family="table">
      <style:table-properties style:width="4.2118in" table:align="left" fo:keep-with-next="always" style:may-break-between-rows="false" style:writing-mode="page"/>
    </style:style>
    <style:style style:name="Table1.A" style:family="table-column">
      <style:table-column-properties style:column-width="0.8424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4.7639in" table:align="margins" fo:keep-with-next="always" style:writing-mode="page"/>
    </style:style>
    <style:style style:name="Table2.A" style:family="table-column">
      <style:table-column-properties style:column-width="2in" style:rel-column-width="2880*"/>
    </style:style>
    <style:style style:name="Table2.B" style:family="table-column">
      <style:table-column-properties style:column-width="0.859in" style:rel-column-width="1237*"/>
    </style:style>
    <style:style style:name="Table2.C" style:family="table-column">
      <style:table-column-properties style:column-width="0.9528in" style:rel-column-width="1372*"/>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fr" fo:country="FR" officeooo:paragraph-rsid="0076761d"/>
    </style:style>
    <style:style style:name="P2" style:family="paragraph" style:parent-style-name="Footer">
      <style:text-properties fo:language="fr" fo:country="FR" officeooo:paragraph-rsid="0074d926"/>
    </style:style>
    <style:style style:name="P3" style:family="paragraph" style:parent-style-name="Table_20_Contents">
      <style:text-properties officeooo:rsid="00cbd1dd" officeooo:paragraph-rsid="00cbd1dd"/>
    </style:style>
    <style:style style:name="P4" style:family="paragraph" style:parent-style-name="Table_20_Contents">
      <style:text-properties officeooo:rsid="00cc02b1" officeooo:paragraph-rsid="00cc02b1"/>
    </style:style>
    <style:style style:name="P5" style:family="paragraph" style:parent-style-name="Table_20_Contents">
      <style:text-properties officeooo:rsid="00cdbdfa" officeooo:paragraph-rsid="00cdbdfa"/>
    </style:style>
    <style:style style:name="P6" style:family="paragraph" style:parent-style-name="Table_20_Contents">
      <style:text-properties officeooo:rsid="00ce3721" officeooo:paragraph-rsid="00ce3721"/>
    </style:style>
    <style:style style:name="P7" style:family="paragraph" style:parent-style-name="First_20_line_20_indent">
      <style:text-properties fo:language="fr" fo:country="FR" officeooo:rsid="00ac063c" officeooo:paragraph-rsid="00bce8d9"/>
    </style:style>
    <style:style style:name="P8" style:family="paragraph" style:parent-style-name="First_20_line_20_indent">
      <style:text-properties fo:language="fr" fo:country="FR" officeooo:rsid="00c006f1" officeooo:paragraph-rsid="00c006f1"/>
    </style:style>
    <style:style style:name="P9" style:family="paragraph" style:parent-style-name="First_20_line_20_indent">
      <style:text-properties officeooo:rsid="00cee6d8" officeooo:paragraph-rsid="00cee6d8"/>
    </style:style>
    <style:style style:name="P10" style:family="paragraph" style:parent-style-name="Signature">
      <style:text-properties fo:language="fr" fo:country="FR"/>
    </style:style>
    <style:style style:name="P11" style:family="paragraph" style:parent-style-name="Preformatted_20_Text">
      <style:text-properties fo:font-weight="bold" style:font-weight-asian="bold" style:font-weight-complex="bold"/>
    </style:style>
    <style:style style:name="P12" style:family="paragraph" style:parent-style-name="Preformatted_20_Text">
      <style:text-properties officeooo:rsid="00d74f07" officeooo:paragraph-rsid="00d74f07"/>
    </style:style>
    <style:style style:name="P13" style:family="paragraph" style:parent-style-name="Preformatted_20_Text">
      <style:text-properties officeooo:rsid="00da0d65" officeooo:paragraph-rsid="00da0d65"/>
    </style:style>
    <style:style style:name="P14" style:family="paragraph" style:parent-style-name="Preformatted_20_Text">
      <style:text-properties officeooo:paragraph-rsid="00dae5ab"/>
    </style:style>
    <style:style style:name="P15" style:family="paragraph" style:parent-style-name="Preformatted_20_Text">
      <style:text-properties officeooo:paragraph-rsid="00e20dd1"/>
    </style:style>
    <style:style style:name="P16" style:family="paragraph" style:parent-style-name="Title">
      <style:text-properties fo:language="fr" fo:country="FR"/>
    </style:style>
    <style:style style:name="P17" style:family="paragraph" style:parent-style-name="Table_20_Contents">
      <style:text-properties officeooo:rsid="00ef1154" officeooo:paragraph-rsid="00ef1154"/>
    </style:style>
    <style:style style:name="P18" style:family="paragraph" style:parent-style-name="First_20_line_20_indent">
      <style:text-properties officeooo:paragraph-rsid="00f3002e"/>
    </style:style>
    <style:style style:name="P19" style:family="paragraph" style:parent-style-name="First_20_line_20_indent">
      <style:text-properties officeooo:rsid="00f4ee5f" officeooo:paragraph-rsid="00f4ee5f"/>
    </style:style>
    <style:style style:name="P20" style:family="paragraph" style:parent-style-name="First_20_line_20_indent">
      <style:text-properties officeooo:rsid="00fd3542" officeooo:paragraph-rsid="00fd3542"/>
    </style:style>
    <style:style style:name="P21" style:family="paragraph" style:parent-style-name="Heading_20_2">
      <style:text-properties fo:language="fr" fo:country="FR"/>
    </style:style>
    <style:style style:name="P22" style:family="paragraph" style:parent-style-name="Preformatted_20_Text">
      <style:text-properties officeooo:paragraph-rsid="00e910f0"/>
    </style:style>
    <style:style style:name="P23" style:family="paragraph" style:parent-style-name="Preformatted_20_Text">
      <style:text-properties officeooo:rsid="00e20dd1" officeooo:paragraph-rsid="00ea3226"/>
    </style:style>
    <style:style style:name="P24" style:family="paragraph" style:parent-style-name="Preformatted_20_Text">
      <style:text-properties officeooo:paragraph-rsid="00eb17a9"/>
    </style:style>
    <style:style style:name="P25" style:family="paragraph" style:parent-style-name="Preformatted_20_Text">
      <style:text-properties officeooo:paragraph-rsid="00fec09c"/>
    </style:style>
    <style:style style:name="P26" style:family="paragraph" style:parent-style-name="Preformatted_20_Text">
      <style:text-properties officeooo:paragraph-rsid="0101750f"/>
    </style:style>
    <style:style style:name="P27" style:family="paragraph" style:parent-style-name="Heading_20_5">
      <style:text-properties fo:language="fr" fo:country="FR"/>
    </style:style>
    <style:style style:name="P28" style:family="paragraph" style:parent-style-name="Heading_20_5">
      <style:text-properties fo:language="fr" fo:country="FR" officeooo:paragraph-rsid="00bf6ead"/>
    </style:style>
    <style:style style:name="P29" style:family="paragraph" style:parent-style-name="Heading_20_5">
      <style:text-properties fo:language="fr" fo:country="FR" officeooo:paragraph-rsid="00f45b2a"/>
    </style:style>
    <style:style style:name="T1" style:family="text">
      <style:text-properties officeooo:rsid="00ad6a82"/>
    </style:style>
    <style:style style:name="T2" style:family="text">
      <style:text-properties officeooo:rsid="00bf6ead"/>
    </style:style>
    <style:style style:name="T3" style:family="text">
      <style:text-properties style:font-name="Latin Modern Math2" officeooo:rsid="00c25178" style:font-name-asian="Latin Modern Math2" style:font-name-complex="Latin Modern Math2"/>
    </style:style>
    <style:style style:name="T4" style:family="text">
      <style:text-properties style:font-name="Latin Modern Math2" officeooo:rsid="00c30682" style:font-name-asian="Latin Modern Math2" style:font-name-complex="Latin Modern Math2"/>
    </style:style>
    <style:style style:name="T5" style:family="text">
      <style:text-properties style:font-name="Latin Modern Math2" officeooo:rsid="00c4136a" style:font-name-asian="Latin Modern Math2" style:font-name-complex="Latin Modern Math2"/>
    </style:style>
    <style:style style:name="T6" style:family="text">
      <style:text-properties style:font-name="Latin Modern Math2" officeooo:rsid="00c48464" style:font-name-asian="Latin Modern Math2" style:font-name-complex="Latin Modern Math2"/>
    </style:style>
    <style:style style:name="T7" style:family="text">
      <style:text-properties style:font-name="Latin Modern Math2" fo:language="fr" fo:country="FR" style:font-name-asian="Latin Modern Math2" style:font-name-complex="Latin Modern Math2"/>
    </style:style>
    <style:style style:name="T8" style:family="text">
      <style:text-properties style:font-name="Latin Modern Math2" fo:language="fr" fo:country="FR" officeooo:rsid="00c600ec" style:font-name-asian="Latin Modern Math2" style:font-name-complex="Latin Modern Math2"/>
    </style:style>
    <style:style style:name="T9" style:family="text">
      <style:text-properties fo:language="fr" fo:country="FR"/>
    </style:style>
    <style:style style:name="T10" style:family="text">
      <style:text-properties fo:language="fr" fo:country="FR" style:font-name-asian="Latin Modern Math2" style:font-name-complex="Latin Modern Math2"/>
    </style:style>
    <style:style style:name="T11" style:family="text">
      <style:text-properties fo:language="fr" fo:country="FR" officeooo:rsid="00c600ec" style:font-name-asian="Latin Modern Math2" style:font-name-complex="Latin Modern Math2"/>
    </style:style>
    <style:style style:name="T12" style:family="text">
      <style:text-properties fo:language="fr" fo:country="FR" officeooo:rsid="00c7c114" style:font-name-asian="Latin Modern Math2" style:font-name-complex="Latin Modern Math2"/>
    </style:style>
    <style:style style:name="T13" style:family="text">
      <style:text-properties fo:language="fr" fo:country="FR" officeooo:rsid="00c9775b" style:font-name-asian="Latin Modern Math2" style:font-name-complex="Latin Modern Math2"/>
    </style:style>
    <style:style style:name="T14" style:family="text">
      <style:text-properties fo:language="fr" fo:country="FR" officeooo:rsid="00cac178" style:font-name-asian="Latin Modern Math2" style:font-name-complex="Latin Modern Math2"/>
    </style:style>
    <style:style style:name="T15" style:family="text">
      <style:text-properties fo:language="fr" fo:country="FR" officeooo:rsid="00cbd1dd" style:font-name-asian="Latin Modern Math2" style:font-name-complex="Latin Modern Math2"/>
    </style:style>
    <style:style style:name="T16" style:family="text">
      <style:text-properties fo:language="fr" fo:country="FR" officeooo:rsid="00d08547"/>
    </style:style>
    <style:style style:name="T17" style:family="text">
      <style:text-properties fo:language="fr" fo:country="FR" officeooo:rsid="00d0f8d3"/>
    </style:style>
    <style:style style:name="T18" style:family="text">
      <style:text-properties fo:language="fr" fo:country="FR" officeooo:rsid="00d3b71d"/>
    </style:style>
    <style:style style:name="T19" style:family="text">
      <style:text-properties fo:language="fr" fo:country="FR" fo:font-style="italic" officeooo:rsid="00d3b71d" style:font-style-asian="italic" style:font-style-complex="italic"/>
    </style:style>
    <style:style style:name="T20" style:family="text">
      <style:text-properties fo:language="fr" fo:country="FR" officeooo:rsid="00d6c0e2"/>
    </style:style>
    <style:style style:name="T21" style:family="text">
      <style:text-properties fo:language="fr" fo:country="FR" officeooo:rsid="00d74f07"/>
    </style:style>
    <style:style style:name="T22" style:family="text">
      <style:text-properties fo:language="fr" fo:country="FR" fo:font-weight="bold" officeooo:rsid="00d9121d" style:font-weight-asian="bold" style:font-weight-complex="bold"/>
    </style:style>
    <style:style style:name="T23" style:family="text">
      <style:text-properties fo:language="fr" fo:country="FR" fo:font-weight="bold" officeooo:rsid="00d22bb5" style:font-weight-asian="bold" style:font-weight-complex="bold"/>
    </style:style>
    <style:style style:name="T24" style:family="text">
      <style:text-properties fo:language="fr" fo:country="FR" officeooo:rsid="00d9121d"/>
    </style:style>
    <style:style style:name="T25" style:family="text">
      <style:text-properties fo:language="fr" fo:country="FR" officeooo:rsid="00e2187f"/>
    </style:style>
    <style:style style:name="T26" style:family="text">
      <style:text-properties fo:language="fr" fo:country="FR" officeooo:rsid="00e4a375"/>
    </style:style>
    <style:style style:name="T27" style:family="text">
      <style:text-properties fo:language="fr" fo:country="FR" officeooo:rsid="00e5aa8d"/>
    </style:style>
    <style:style style:name="T28" style:family="text">
      <style:text-properties fo:language="fr" fo:country="FR" officeooo:rsid="00ea3226"/>
    </style:style>
    <style:style style:name="T29" style:family="text">
      <style:text-properties fo:language="fr" fo:country="FR" officeooo:rsid="00eb17a9"/>
    </style:style>
    <style:style style:name="T30" style:family="text">
      <style:text-properties fo:language="fr" fo:country="FR" officeooo:rsid="00d08547" style:font-style-asian="italic" style:font-weight-asian="normal" style:font-style-complex="italic" style:font-weight-complex="normal"/>
    </style:style>
    <style:style style:name="T31" style:family="text">
      <style:text-properties fo:language="fr" fo:country="FR" style:font-style-asian="italic" style:font-style-complex="italic"/>
    </style:style>
    <style:style style:name="T32" style:family="text">
      <style:text-properties fo:language="fr" fo:country="FR" officeooo:rsid="00d08547" style:font-style-asian="italic" style:font-style-complex="italic"/>
    </style:style>
    <style:style style:name="T33" style:family="text">
      <style:text-properties fo:language="fr" fo:country="FR" officeooo:rsid="00d9121d" style:font-style-asian="italic" style:font-style-complex="italic"/>
    </style:style>
    <style:style style:name="T34" style:family="text">
      <style:text-properties fo:language="fr" fo:country="FR" officeooo:rsid="00ebdc3d"/>
    </style:style>
    <style:style style:name="T35" style:family="text">
      <style:text-properties fo:language="fr" fo:country="FR" fo:font-style="normal" style:font-style-asian="normal" style:font-style-complex="normal"/>
    </style:style>
    <style:style style:name="T36" style:family="text">
      <style:text-properties fo:language="fr" fo:country="FR" officeooo:rsid="00f6c6de"/>
    </style:style>
    <style:style style:name="T37" style:family="text">
      <style:text-properties fo:language="fr" fo:country="FR" officeooo:rsid="0102b9e4"/>
    </style:style>
    <style:style style:name="T38" style:family="text">
      <style:text-properties officeooo:rsid="00cc02b1"/>
    </style:style>
    <style:style style:name="T39" style:family="text">
      <style:text-properties fo:font-style="italic" style:font-style-asian="italic" style:font-style-complex="italic"/>
    </style:style>
    <style:style style:name="T40" style:family="text">
      <style:text-properties fo:font-style="italic" officeooo:rsid="00dc5901" style:font-style-asian="italic" style:font-style-complex="italic"/>
    </style:style>
    <style:style style:name="T41" style:family="text">
      <style:text-properties fo:font-style="italic" officeooo:rsid="00e0d374" style:font-style-asian="italic" style:font-style-complex="italic"/>
    </style:style>
    <style:style style:name="T42" style:family="text">
      <style:text-properties fo:font-style="italic" officeooo:rsid="00e20dd1" style:font-style-asian="italic" style:font-style-complex="italic"/>
    </style:style>
    <style:style style:name="T43" style:family="text">
      <style:text-properties fo:font-style="italic" officeooo:rsid="00e2187f" style:font-style-asian="italic" style:font-style-complex="italic"/>
    </style:style>
    <style:style style:name="T44" style:family="text">
      <style:text-properties fo:font-style="italic" officeooo:rsid="00eb17a9" style:font-style-asian="italic" style:font-style-complex="italic"/>
    </style:style>
    <style:style style:name="T45" style:family="text">
      <style:text-properties fo:font-style="italic" officeooo:rsid="00ebdc3d" style:font-style-asian="italic" style:font-style-complex="italic"/>
    </style:style>
    <style:style style:name="T46" style:family="text">
      <style:text-properties fo:font-style="italic" officeooo:rsid="00fec09c" style:font-style-asian="italic" style:font-style-complex="italic"/>
    </style:style>
    <style:style style:name="T47" style:family="text">
      <style:text-properties fo:font-style="italic" officeooo:rsid="0101750f" style:font-style-asian="italic" style:font-style-complex="italic"/>
    </style:style>
    <style:style style:name="T48" style:family="text">
      <style:text-properties fo:font-style="italic" fo:font-weight="bold" officeooo:rsid="00e20dd1" style:font-style-asian="italic" style:font-weight-asian="bold" style:font-style-complex="italic" style:font-weight-complex="bold"/>
    </style:style>
    <style:style style:name="T49" style:family="text">
      <style:text-properties fo:font-style="italic" fo:font-weight="bold" officeooo:rsid="00e910f0" style:font-style-asian="italic" style:font-weight-asian="bold" style:font-style-complex="italic" style:font-weight-complex="bold"/>
    </style:style>
    <style:style style:name="T50" style:family="text">
      <style:text-properties fo:font-style="italic" fo:font-weight="normal" officeooo:rsid="00e20dd1" style:font-style-asian="italic" style:font-weight-asian="normal" style:font-style-complex="italic" style:font-weight-complex="normal"/>
    </style:style>
    <style:style style:name="T51" style:family="text">
      <style:text-properties fo:font-style="italic" fo:font-weight="normal" officeooo:rsid="00ebdc3d" style:font-style-asian="italic" style:font-weight-asian="normal" style:font-style-complex="italic" style:font-weight-complex="normal"/>
    </style:style>
    <style:style style:name="T52" style:family="text">
      <style:text-properties fo:font-style="normal" style:font-style-asian="normal" style:font-style-complex="normal"/>
    </style:style>
    <style:style style:name="T53" style:family="text">
      <style:text-properties fo:font-style="normal" officeooo:rsid="00ce50d3" style:font-style-asian="normal" style:font-style-complex="normal"/>
    </style:style>
    <style:style style:name="T54" style:family="text">
      <style:text-properties fo:font-style="normal" officeooo:rsid="00e0d374" style:font-style-asian="normal" style:font-style-complex="normal"/>
    </style:style>
    <style:style style:name="T55" style:family="text">
      <style:text-properties officeooo:rsid="00ce50d3"/>
    </style:style>
    <style:style style:name="T56" style:family="text">
      <style:text-properties officeooo:rsid="00ce7791"/>
    </style:style>
    <style:style style:name="T57" style:family="text">
      <style:text-properties officeooo:rsid="00cee6d8"/>
    </style:style>
    <style:style style:name="T58" style:family="text">
      <style:text-properties officeooo:rsid="00d6c0e2"/>
    </style:style>
    <style:style style:name="T59" style:family="text">
      <style:text-properties fo:font-weight="bold" style:font-weight-asian="bold" style:font-weight-complex="bold"/>
    </style:style>
    <style:style style:name="T60" style:family="text">
      <style:text-properties fo:font-weight="bold" officeooo:rsid="00d9121d" style:font-weight-asian="bold" style:font-weight-complex="bold"/>
    </style:style>
    <style:style style:name="T61" style:family="text">
      <style:text-properties fo:font-weight="bold" officeooo:rsid="00da0d65" style:font-weight-asian="bold" style:font-weight-complex="bold"/>
    </style:style>
    <style:style style:name="T62" style:family="text">
      <style:text-properties fo:font-weight="bold" officeooo:rsid="00dae5ab" style:font-weight-asian="bold" style:font-weight-complex="bold"/>
    </style:style>
    <style:style style:name="T63" style:family="text">
      <style:text-properties fo:font-weight="bold" officeooo:rsid="00e20dd1" style:font-weight-asian="bold" style:font-weight-complex="bold"/>
    </style:style>
    <style:style style:name="T64" style:family="text">
      <style:text-properties fo:font-weight="bold" officeooo:rsid="01026bdb" style:font-weight-asian="bold" style:font-weight-complex="bold"/>
    </style:style>
    <style:style style:name="T65" style:family="text">
      <style:text-properties officeooo:rsid="00d9121d"/>
    </style:style>
    <style:style style:name="T66" style:family="text">
      <style:text-properties officeooo:rsid="00da0d65"/>
    </style:style>
    <style:style style:name="T67" style:family="text">
      <style:text-properties officeooo:rsid="00dae5ab"/>
    </style:style>
    <style:style style:name="T68" style:family="text">
      <style:text-properties officeooo:rsid="00dd9ca0"/>
    </style:style>
    <style:style style:name="T69" style:family="text">
      <style:text-properties officeooo:rsid="00e0d374"/>
    </style:style>
    <style:style style:name="T70" style:family="text">
      <style:text-properties officeooo:rsid="00e20dd1"/>
    </style:style>
    <style:style style:name="T71" style:family="text">
      <style:text-properties fo:font-weight="normal" officeooo:rsid="00e20dd1" style:font-weight-asian="normal" style:font-weight-complex="normal"/>
    </style:style>
    <style:style style:name="T72" style:family="text">
      <style:text-properties style:font-weight-asian="bold" style:font-weight-complex="bold"/>
    </style:style>
    <style:style style:name="T73" style:family="text">
      <style:text-properties style:font-style-asian="italic" style:font-style-complex="italic"/>
    </style:style>
    <style:style style:name="T74" style:family="text">
      <style:text-properties officeooo:rsid="00e0d374" style:font-style-asian="italic" style:font-style-complex="italic"/>
    </style:style>
    <style:style style:name="T75" style:family="text">
      <style:text-properties officeooo:rsid="00e13893" style:font-style-asian="italic" style:font-style-complex="italic"/>
    </style:style>
    <style:style style:name="T76" style:family="text">
      <style:text-properties officeooo:rsid="00dd9ca0" style:font-style-asian="italic" style:font-style-complex="italic"/>
    </style:style>
    <style:style style:name="T77" style:family="text">
      <style:text-properties officeooo:rsid="00dae5ab" style:font-style-asian="italic" style:font-style-complex="italic"/>
    </style:style>
    <style:style style:name="T78" style:family="text">
      <style:text-properties officeooo:rsid="00da0d65" style:font-style-asian="italic" style:font-style-complex="italic"/>
    </style:style>
    <style:style style:name="T79" style:family="text">
      <style:text-properties officeooo:rsid="00f1d4a2"/>
    </style:style>
    <style:style style:name="T80" style:family="text">
      <style:text-properties officeooo:rsid="00f3002e"/>
    </style:style>
    <style:style style:name="T81" style:family="text">
      <style:text-properties style:font-name="Latin Modern Math2" fo:language="fr" fo:country="FR" officeooo:rsid="00f6c6de"/>
    </style:style>
    <style:style style:name="T82" style:family="text">
      <style:text-properties style:font-name="Latin Modern Math2" fo:language="fr" fo:country="FR" officeooo:rsid="00fbd367"/>
    </style:style>
    <style:style style:name="T83" style:family="text">
      <style:text-properties officeooo:rsid="00fec09c"/>
    </style:style>
    <style:style style:name="T84" style:family="text">
      <style:text-properties officeooo:rsid="0101750f"/>
    </style:style>
    <style:style style:name="T85" style:family="text">
      <style:text-properties officeooo:rsid="01026bdb"/>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rojet 1 : Bataille navale</text:p>
      <text:p text:style-name="P10">Nasser CHAKER et Bruce ROSE</text:p>
      <text:p text:style-name="P10"/>
      <text:p text:style-name="P10"><text:date style:data-style-name="N76" text:date-value="2020-03-11T17:32:09.356445232">11 mars 2020</text:date></text:p>
      <text:h text:style-name="P21" text:outline-level="2">Modélisation et fonctions simples</text:h>
      <text:h text:style-name="P21" text:outline-level="2">Combinatoire du jeu</text:h>
      <text:h text:style-name="P27" text:outline-level="5">Donner une borne supérieure du nombre de configurations possibles pour la liste<text:span text:style-name="T2"> </text:span>complète de bateaux sur une grille de taille 10 (calcul à la main).</text:h>
      <text:p text:style-name="P7">Nous disposons d'un échiquier de 10 par 10 cases, ainsi que de 5 bateaux qui ensemble comptabilisent <draw:frame draw:style-name="fr1" draw:name="Object1" text:anchor-type="as-char" svg:y="-0.1118in" svg:width="1.3756in" svg:height="0.139in" draw:z-index="0"><draw:object xlink:href="./Object 1" xlink:type="simple" xlink:show="embed" xlink:actuate="onLoad"/><draw:image xlink:href="./ObjectReplacements/Object 1" xlink:type="simple" xlink:show="embed" xlink:actuate="onLoad"/><svg:desc>formula</svg:desc></draw:frame><text:s/>cases<text:span text:style-name="T1">. Une manière simple d'obtenir une borne supérieure du nombre de configurations possibles pour la liste complète de bateaux consiste à placer les 17 cases parmi 100, qui se traduit par un arrangement </text:span><text:span text:style-name="T1"><draw:frame draw:style-name="fr1" draw:name="Object2" text:anchor-type="as-char" svg:y="-0.128in" svg:width="0.3134in" svg:height="0.172in" draw:z-index="1"><draw:object xlink:href="./Object 2" xlink:type="simple" xlink:show="embed" xlink:actuate="onLoad"/><draw:image xlink:href="./ObjectReplacements/Object 2" xlink:type="simple" xlink:show="embed" xlink:actuate="onLoad"/><svg:desc>formula</svg:desc></draw:frame></text:span><text:span text:style-name="T1">. Ce résultat est supérieur au nombre de configurations réel puisqu'elle ignore que les cases constituant un bateau doivent être adjacentes.</text:span></text:p>
      <text:h text:style-name="P28" text:outline-level="5">Donner d’abord une fonction qui permet de dénombrer le nombre de façons de placer<text:span text:style-name="T2"> </text:span>un bateau donné sur une grille vide. Comparer au résultat théorique.</text:h>
      <text:p text:style-name="P8">En théorie, <text:span text:style-name="T3">sur une ligne, un bateau de taille </text:span><text:span text:style-name="T3"><draw:frame draw:style-name="fr1" draw:name="Object3" text:anchor-type="as-char" svg:y="-0.1043in" svg:width="0.1689in" svg:height="0.139in" draw:z-index="2"><draw:object xlink:href="./Object 3" xlink:type="simple" xlink:show="embed" xlink:actuate="onLoad"/><draw:image xlink:href="./ObjectReplacements/Object 3" xlink:type="simple" xlink:show="embed" xlink:actuate="onLoad"/></draw:frame></text:span><text:span text:style-name="T3"><text:s/>donné dispose de <text:s/></text:span><text:span text:style-name="T3"><draw:frame draw:style-name="fr1" draw:name="Object4" text:anchor-type="as-char" svg:y="-0.1043in" svg:width="0.698in" svg:height="0.139in" draw:z-index="3"><draw:object xlink:href="./Object 4" xlink:type="simple" xlink:show="embed" xlink:actuate="onLoad"/><draw:image xlink:href="./ObjectReplacements/Object 4" xlink:type="simple" xlink:show="embed" xlink:actuate="onLoad"/></draw:frame></text:span><text:span text:style-name="T3"><text:s/>configurations possibles.</text:span><text:span text:style-name="T4"> Etant donné que la grille contient 10 lignes et qu'un bateau peut être soit horizontal soit vertical, il existe donc </text:span><text:span text:style-name="T4"><draw:frame draw:style-name="fr1" draw:name="Object5" text:anchor-type="as-char" svg:y="-0.1264in" svg:width="1.3465in" svg:height="0.1661in" draw:z-index="4"><draw:object xlink:href="./Object 5" xlink:type="simple" xlink:show="embed" xlink:actuate="onLoad"/><draw:image xlink:href="./ObjectReplacements/Object 5" xlink:type="simple" xlink:show="embed" xlink:actuate="onLoad"/></draw:frame></text:span><text:span text:style-name="T5"><text:s/></text:span><text:span text:style-name="T6">façons de positionner un bateau de taille </text:span><text:span text:style-name="T6"><draw:frame draw:style-name="fr1" draw:name="Object6" text:anchor-type="as-char" svg:y="-0.1043in" svg:width="0.1689in" svg:height="0.139in" draw:z-index="5"><draw:object xlink:href="./Object 6" xlink:type="simple" xlink:show="embed" xlink:actuate="onLoad"/><draw:image xlink:href="./ObjectReplacements/Object 6" xlink:type="simple" xlink:show="embed" xlink:actuate="onLoad"/></draw:frame></text:span><text:span text:style-name="T6"><text:s/>sur la grille entière</text:span><text:span text:style-name="T5">.</text:span></text:p>
      <text:p text:style-name="First_20_line_20_indent"><text:span text:style-name="T8">N</text:span><text:span text:style-name="T7">otre fonction </text:span><text:span text:style-name="Source_20_Text"><text:span text:style-name="T10">pos_un_bateau</text:span></text:span><text:span text:style-name="Source_20_Text"><text:span text:style-name="T11"> </text:span></text:span><text:span text:style-name="T11">prend en entrée une grille et le numéro d'un bateau et renvoie le nombre de possibilités de placer ce bateau sur cette grille.</text:span><text:span text:style-name="T12"> Elle passe en revue chaque case de la grille et appelle la fonction </text:span><text:span text:style-name="Source_20_Text"><text:span text:style-name="T12">peut_placer</text:span></text:span><text:span text:style-name="T12"> qui renvoie </text:span><text:span text:style-name="Source_20_Text"><text:span text:style-name="T12">vrai</text:span></text:span><text:span text:style-name="T12"> si le bateau peut être placé avec pour origine cette case</text:span><text:span text:style-name="T13">. </text:span><text:span text:style-name="T14">Cette dernière</text:span><text:span text:style-name="T13"> p</text:span><text:span text:style-name="T12">ren</text:span><text:span text:style-name="T13">d</text:span><text:span text:style-name="T12"> en compte la longueur du bateau, les bordures ainsi que les bateaux éventuellement déjà présents sur la grille.</text:span><text:span text:style-name="T15"> Ci-après sont présentés nos résultats.</text:span></text:p>
      <table:table table:name="Table1" table:style-name="Table1">
        <table:table-column table:style-name="Table1.A" table:number-columns-repeated="5"/>
        <text:soft-page-break/>
        <table:table-row>
          <table:table-cell table:style-name="Table1.A1" office:value-type="string">
            <text:p text:style-name="P3"><draw:frame draw:style-name="fr1" draw:name="Object7" text:anchor-type="as-char" svg:y="-0.1862in" svg:width="0.6937in" svg:height="0.2508in" draw:z-index="6"><draw:object xlink:href="./Object 7" xlink:type="simple" xlink:show="embed" xlink:actuate="onLoad"/><draw:image xlink:href="./ObjectReplacements/Object 7" xlink:type="simple" xlink:show="embed" xlink:actuate="onLoad"/></draw:frame></text:p>
          </table:table-cell>
          <table:table-cell table:style-name="Table1.A1" office:value-type="string">
            <text:p text:style-name="P3">2</text:p>
          </table:table-cell>
          <table:table-cell table:style-name="Table1.A1" office:value-type="string">
            <text:p text:style-name="P3">3</text:p>
          </table:table-cell>
          <table:table-cell table:style-name="Table1.A1" office:value-type="string">
            <text:p text:style-name="P3">4</text:p>
          </table:table-cell>
          <table:table-cell table:style-name="Table1.E1" office:value-type="string">
            <text:p text:style-name="P3"><text:span text:style-name="T38"><text:s/></text:span>5</text:p>
          </table:table-cell>
        </table:table-row>
        <table:table-row>
          <table:table-cell table:style-name="Table1.A2" office:value-type="string">
            <text:p text:style-name="P4">théoriques</text:p>
          </table:table-cell>
          <table:table-cell table:style-name="Table1.A2" office:value-type="string">
            <text:p text:style-name="P5">180</text:p>
          </table:table-cell>
          <table:table-cell table:style-name="Table1.A2" office:value-type="string">
            <text:p text:style-name="P5">160</text:p>
          </table:table-cell>
          <table:table-cell table:style-name="Table1.A2" office:value-type="string">
            <text:p text:style-name="P5">140</text:p>
          </table:table-cell>
          <table:table-cell table:style-name="Table1.E2" office:value-type="string">
            <text:p text:style-name="P5">120</text:p>
          </table:table-cell>
        </table:table-row>
        <table:table-row>
          <table:table-cell table:style-name="Table1.A2" office:value-type="string">
            <text:p text:style-name="P4">obtenus</text:p>
          </table:table-cell>
          <table:table-cell table:style-name="Table1.A2" office:value-type="string">
            <text:p text:style-name="P6">180</text:p>
          </table:table-cell>
          <table:table-cell table:style-name="Table1.A2" office:value-type="string">
            <text:p text:style-name="P6">160</text:p>
          </table:table-cell>
          <table:table-cell table:style-name="Table1.A2" office:value-type="string">
            <text:p text:style-name="P6">140</text:p>
          </table:table-cell>
          <table:table-cell table:style-name="Table1.E2" office:value-type="string">
            <text:p text:style-name="P6">120</text:p>
          </table:table-cell>
        </table:table-row>
      </table:table>
      <text:p text:style-name="Table"><text:span text:style-name="_5c_bsc">Table</text:span> <text:sequence text:ref-name="refTable0" text:name="Table" text:formula="ooow:Table+1" style:num-format="1">1</text:sequence><text:span text:style-name="T56"><text:s/></text:span>: Comparaison du nombre de façons de placer un bateau de longueur <text:span text:style-name="T55"><text:s/></text:span><text:span text:style-name="T53"><draw:frame draw:style-name="fr1" draw:name="Object8" text:anchor-type="as-char" svg:y="-0.1043in" svg:width="0.1689in" svg:height="0.139in" draw:z-index="7"><draw:object xlink:href="./Object 8" xlink:type="simple" xlink:show="embed" xlink:actuate="onLoad"/><draw:image xlink:href="./ObjectReplacements/Object 8" xlink:type="simple" xlink:show="embed" xlink:actuate="onLoad"/></draw:frame></text:span><text:s/>calculé de manière théorique et expérimentale</text:p>
      <text:h text:style-name="P27" text:outline-level="5">Donner une fonction qui permet de dénombrer le nombre de façon<text:span text:style-name="T57">s</text:span> de placer une liste<text:span text:style-name="T2"> </text:span>de bateaux sur une grille vide. Calculer le nombre de grilles différentes pour 1, 2 et 3<text:span text:style-name="T2"> </text:span>bateaux. Est-il possible de calculer de cette manière le nombre de grilles pour la liste<text:span text:style-name="T2"> </text:span>complète de bateau ?</text:h>
      <text:p text:style-name="P9"><text:span text:style-name="T9">Pour calculer le nombre de façons de placer une liste de bateaux sur une grille vide, nous avons conçu la fonction récursive </text:span><text:span text:style-name="Source_20_Text"><text:span text:style-name="T9">pos_des_bateaux</text:span></text:span><text:span text:style-name="T9"> qui prend en paramètre une liste de numéros de bateaux.</text:span><text:span text:style-name="T26"> La fonction procède ainsi : elle place le premier bateau à la première position viable, puis le second à la première position viable, etc, jusqu'à ce que tous les bateaux aient été placés. A ce moment là, le dernier bateau est placé à sa seconde position viable, puis à sa troisième jusqu'à ce qu'il ait épuisé toutes ses positions. L'avant dernier bateau est alors posé à sa deuxième position viable et on recommence à poser le dernier bateau à toutes ses positions viables comme précédemment. On réitère l'opération jusqu'à ce que tous les bateaux aient épuisés leurs positions viables. On renvoie finalement le nombre de grilles possibles contenant tous les bateaux rencontrées </text:span><text:span text:style-name="T27">pendant l'énumération</text:span><text:span text:style-name="T26">. </text:span><text:span text:style-name="T16">Le pseudo-code suivant </text:span><text:span text:style-name="T26">détaille</text:span><text:span text:style-name="T16"> le fonctionnement de cette fonction</text:span><text:span text:style-name="T27">, qui utilise la fonction subsidiaire </text:span><text:span text:style-name="Source_20_Text"><text:span text:style-name="T27">place</text:span></text:span><text:span text:style-name="T16"> :</text:span></text:p>
      <text:p text:style-name="P15"><text:span text:style-name="SourceTextTitle"><text:span text:style-name="T72">place</text:span></text:span></text:p>
      <text:p text:style-name="P22"><text:span text:style-name="T49"><text:tab/></text:span><text:span text:style-name="T50">Entrée</text:span><text:span text:style-name="T71"> :</text:span></text:p>
      <text:p text:style-name="P22"><text:span text:style-name="T51"><text:tab/><text:tab/><text:tab/></text:span><text:span text:style-name="SrcTxtVariable"><text:span text:style-name="T73">grille</text:span></text:span>,<text:span text:style-name="T70"> une grille,</text:span></text:p>
      <text:p text:style-name="P15"><text:span text:style-name="T70"><text:tab/><text:tab/><text:tab/></text:span><text:span text:style-name="SrcTxtVariable"><text:span text:style-name="T73">bateau</text:span></text:span>,<text:span text:style-name="T70"> le numéro d'un bateau</text:span></text:p>
      <text:p text:style-name="P15"><text:span text:style-name="T70"><text:tab/><text:tab/><text:tab/></text:span><text:span text:style-name="SrcTxtVariable"><text:span text:style-name="T73">position</text:span></text:span>,<text:span text:style-name="T70"> sous forme (</text:span><text:span text:style-name="T42">i</text:span><text:span text:style-name="T70">,</text:span><text:span text:style-name="T42">j</text:span><text:span text:style-name="T70">), coordonnée dans la grille</text:span></text:p>
      <text:p text:style-name="P15"><text:span text:style-name="T70"><text:tab/><text:tab/><text:tab/></text:span><text:span text:style-name="SrcTxtVariable"><text:span text:style-name="T73">direction</text:span></text:span><text:span text:style-name="T70">, qui prend la valeur </text:span><text:span text:style-name="T42">horizontal</text:span><text:span text:style-name="T70"> ou </text:span><text:span text:style-name="T42">vertical</text:span><text:span text:style-name="T43">.</text:span></text:p>
      <text:p text:style-name="P23"><text:span text:style-name="T16"><text:tab/></text:span><text:span text:style-name="T9">Sortie :</text:span></text:p>
      <text:p text:style-name="P23"><text:span text:style-name="T28"><text:tab/><text:tab/></text:span><text:span text:style-name="T34"><text:tab/></text:span><text:span text:style-name="T9">La </text:span><text:span text:style-name="SrcTxtVariable"><text:span text:style-name="T31">grille</text:span></text:span><text:span text:style-name="T9"> avec </text:span><text:span text:style-name="SrcTxtVariable"><text:span text:style-name="T31">bateau</text:span></text:span><text:span text:style-name="T9"> placé à </text:span><text:span text:style-name="SrcTxtVariable"><text:span text:style-name="T31">position</text:span></text:span><text:span text:style-name="T9"> orienté d'après <text:tab/><text:tab/></text:span><text:span text:style-name="T28"><text:tab/></text:span><text:span text:style-name="T34"><text:tab/></text:span><text:span text:style-name="SrcTxtVariable"><text:span text:style-name="T31">direction</text:span></text:span><text:span text:style-name="T9">, si c'est possible</text:span><text:span text:style-name="T25">.</text:span></text:p>
      <text:p text:style-name="LittleSpace"/>
      <text:p text:style-name="P11"><text:span text:style-name="SourceTextTitle">pos_des_bateaux</text:span></text:p>
      <text:p text:style-name="P24"><text:tab/><text:span text:style-name="T39">Entrée</text:span> :</text:p>
      <text:p text:style-name="P24"><text:span text:style-name="T44"><text:tab/><text:tab/></text:span><text:span text:style-name="T45"><text:tab/></text:span><text:span text:style-name="SrcTxtVariable"><text:span text:style-name="T73">liste</text:span></text:span>, une liste de numéros de bateaux<text:span text:style-name="T58">.</text:span></text:p>
      <text:p text:style-name="P24"><text:span text:style-name="T17"><text:tab/></text:span><text:span text:style-name="T19">Sortie</text:span><text:span text:style-name="T18"> :</text:span></text:p>
      <text:p text:style-name="P24"><text:span text:style-name="T29"><text:tab/><text:tab/></text:span><text:span text:style-name="T34"><text:tab/></text:span><text:span text:style-name="T18">le nombre de possibilité de placer des bateaux dans une </text:span><text:span text:style-name="T21"><text:tab/><text:tab/></text:span><text:span text:style-name="T34"><text:tab/></text:span><text:span text:style-name="T18">grille <text:tab/>vide</text:span><text:span text:style-name="T20">.</text:span></text:p>
      <text:p text:style-name="Preformatted_20_Text"><text:span text:style-name="T18"><text:tab/></text:span><text:span text:style-name="T20">retourner </text:span><text:span text:style-name="Function"><text:span text:style-name="T30">pos_des_bateauxrec</text:span></text:span><text:span text:style-name="T16">(</text:span><text:span text:style-name="Function"><text:span text:style-name="T32">genere_grille_vide</text:span></text:span><text:span text:style-name="T16">(), </text:span><text:span text:style-name="SrcTxtVariable"><text:span text:style-name="T32">liste</text:span></text:span><text:span text:style-name="T16">, 0)</text:span></text:p>
      <text:p text:style-name="LittleSpace"/>
      <text:p text:style-name="Preformatted_20_Text"><text:span text:style-name="SourceTextTitle"><text:span text:style-name="T72">pos_des_bateauxrec</text:span></text:span></text:p>
      <text:p text:style-name="P12"><text:soft-page-break/><text:tab/><text:span text:style-name="T39">Entrée</text:span> :<text:tab/><text:span text:style-name="SrcTxtVariable"><text:span text:style-name="T73">grille</text:span></text:span>, un<text:span text:style-name="T52"> échiquier de bataille navale</text:span></text:p>
      <text:p text:style-name="P12"><text:span text:style-name="T52"><text:tab/><text:tab/><text:tab/></text:span><text:span text:style-name="SrcTxtVariable"><text:span text:style-name="T73">liste</text:span></text:span><text:span text:style-name="T52">, une liste de numéros de bateaux</text:span></text:p>
      <text:p text:style-name="P12"><text:span text:style-name="T52"><text:tab/><text:tab/><text:tab/></text:span><text:span text:style-name="SrcTxtVariable"><text:span text:style-name="T73">cpt</text:span></text:span><text:span text:style-name="T52">, un compteur</text:span></text:p>
      <text:p text:style-name="P12"><text:tab/><text:span text:style-name="T39">Sortie</text:span> :<text:tab/><text:span text:style-name="T18">le nombre de possibilité de placer des bateaux dans une </text:span><text:span text:style-name="T9"><text:tab/><text:tab/><text:tab/></text:span><text:span text:style-name="T18">grille <text:tab/>vide</text:span><text:span text:style-name="T20">.</text:span></text:p>
      <text:p text:style-name="Preformatted_20_Text"><text:s text:c="3"/></text:p>
      <text:p text:style-name="Preformatted_20_Text"><text:span text:style-name="T16"><text:s text:c="4"/></text:span><text:span text:style-name="T22">S</text:span><text:span text:style-name="T23">i</text:span><text:span text:style-name="T16"> </text:span><text:span text:style-name="SrcTxtVariable"><text:span text:style-name="T33">liste</text:span></text:span><text:span text:style-name="T24"> est vide</text:span></text:p>
      <text:p text:style-name="Preformatted_20_Text"><text:s text:c="8"/><text:span text:style-name="T60">Alors</text:span><text:span text:style-name="T65"> retourner</text:span> 1</text:p>
      <text:p text:style-name="Preformatted_20_Text"><text:s text:c="4"/><text:span text:style-name="T60">Sinon</text:span></text:p>
      <text:p text:style-name="Preformatted_20_Text"><text:span text:style-name="T63"><text:tab/></text:span><text:span text:style-name="T61">Pour</text:span> <text:span text:style-name="SrcTxtVariable"><text:span text:style-name="T74">i</text:span></text:span><text:span text:style-name="T69">,</text:span><text:span text:style-name="SrcTxtVariable"><text:span text:style-name="T74">j</text:span></text:span><text:span text:style-name="T41"> </text:span><text:span text:style-name="T54">t.q. </text:span><text:span text:style-name="SrcTxtVariable"><text:span text:style-name="T75">i</text:span></text:span><text:span text:style-name="T54"> </text:span><text:span text:style-name="T54"><draw:frame draw:style-name="fr1" draw:name="Object12" text:anchor-type="as-char" svg:y="-0.1043in" svg:width="0.1882in" svg:height="0.139in" draw:z-index="10"><draw:object xlink:href="./Object 12" xlink:type="simple" xlink:show="embed" xlink:actuate="onLoad"/><draw:image xlink:href="./ObjectReplacements/Object 12" xlink:type="simple" xlink:show="embed" xlink:actuate="onLoad"/></draw:frame></text:span><text:span text:style-name="T54">[0,10] et </text:span><text:span text:style-name="SrcTxtVariable"><text:span text:style-name="T74">j</text:span></text:span><text:span text:style-name="T54"> </text:span><text:span text:style-name="T54"><draw:frame draw:style-name="fr1" draw:name="Object11" text:anchor-type="as-char" svg:y="-0.1043in" svg:width="0.1882in" svg:height="0.139in" draw:z-index="11"><draw:object xlink:href="./Object 11" xlink:type="simple" xlink:show="embed" xlink:actuate="onLoad"/><draw:image xlink:href="./ObjectReplacements/Object 11" xlink:type="simple" xlink:show="embed" xlink:actuate="onLoad"/></draw:frame></text:span><text:span text:style-name="T54">[0,10]</text:span></text:p>
      <text:p text:style-name="P13"><text:span text:style-name="T63"><text:tab/><text:tab/><text:tab/></text:span><text:span text:style-name="T59">Si</text:span> placer le premier bateau de la liste horizontalement à la <text:tab/><text:tab/><text:tab/>position (<text:span text:style-name="SrcTxtVariable"><text:span text:style-name="T73">i</text:span></text:span>,<text:span text:style-name="SrcTxtVariable"><text:span text:style-name="T73">j</text:span></text:span>) est possible</text:p>
      <text:p text:style-name="P15"><text:span text:style-name="T66"><text:tab/><text:tab/><text:tab/><text:tab/></text:span><text:span text:style-name="T61">Alors</text:span><text:span text:style-name="T62"> </text:span></text:p>
      <text:p text:style-name="P15"><text:span text:style-name="T48"><text:tab/><text:tab/><text:tab/><text:tab/></text:span><text:span text:style-name="SrcTxtVariable"><text:span text:style-name="T73">cpt</text:span></text:span> <draw:frame draw:style-name="fr1" draw:name="Object9" text:anchor-type="as-char" svg:y="-0.1043in" svg:width="0.2055in" svg:height="0.139in" draw:z-index="8"><draw:object xlink:href="./Object 9" xlink:type="simple" xlink:show="embed" xlink:actuate="onLoad"/><draw:image xlink:href="./ObjectReplacements/Object 9" xlink:type="simple" xlink:show="embed" xlink:actuate="onLoad"/></draw:frame><text:s/><text:span text:style-name="SrcTxtVariable"><text:span text:style-name="T76">cpt</text:span></text:span><text:span text:style-name="T68"><draw:frame draw:style-name="fr1" draw:name="Object10" text:anchor-type="as-char" svg:y="-0.1043in" svg:width="0.1673in" svg:height="0.139in" draw:z-index="9"><draw:object xlink:href="./Object 10" xlink:type="simple" xlink:show="embed" xlink:actuate="onLoad"/><draw:image xlink:href="./ObjectReplacements/Object 10" xlink:type="simple" xlink:show="embed" xlink:actuate="onLoad"/></draw:frame></text:span><text:span text:style-name="Function"><text:span text:style-name="T73">pos_des_bateauxrec</text:span></text:span>(</text:p>
      <text:p text:style-name="P14"><text:span text:style-name="T67"><text:tab/><text:tab/><text:tab/><text:tab/><text:tab/><text:tab/><text:tab/><text:tab/></text:span><text:span text:style-name="Function"><text:span text:style-name="T73">place</text:span></text:span>(</text:p>
      <text:p text:style-name="P14"><text:span text:style-name="T67"><text:tab/><text:tab/><text:tab/><text:tab/><text:tab/><text:tab/><text:tab/><text:tab/><text:tab/></text:span><text:span text:style-name="SrcTxtVariable"><text:span text:style-name="T77">grille</text:span></text:span>, </text:p>
      <text:p text:style-name="P14"><text:span text:style-name="T67"><text:tab/><text:tab/><text:tab/><text:tab/><text:tab/><text:tab/><text:tab/><text:tab/><text:tab/></text:span><text:span text:style-name="SrcTxtVariable"><text:span text:style-name="T73">liste</text:span></text:span>[0], </text:p>
      <text:p text:style-name="P14"><text:span text:style-name="T67"><text:tab/><text:tab/><text:tab/><text:tab/><text:tab/><text:tab/><text:tab/><text:tab/><text:tab/></text:span>(<text:span text:style-name="SrcTxtVariable"><text:span text:style-name="T73">i</text:span></text:span>,<text:span text:style-name="SrcTxtVariable"><text:span text:style-name="T73">j</text:span></text:span>), </text:p>
      <text:p text:style-name="P14"><text:span text:style-name="T67"><text:tab/><text:tab/><text:tab/><text:tab/><text:tab/><text:tab/><text:tab/><text:tab/><text:tab/></text:span><text:span text:style-name="T40">horizontal</text:span>), <text:span text:style-name="T67"><text:tab/><text:tab/><text:tab/><text:tab/><text:tab/><text:tab/><text:tab/><text:tab/></text:span><text:span text:style-name="SrcTxtVariable"><text:span text:style-name="T73">liste</text:span></text:span>[1:], </text:p>
      <text:p text:style-name="P15"><text:span text:style-name="T67"><text:tab/><text:tab/><text:tab/><text:tab/><text:tab/><text:tab/><text:tab/><text:tab/></text:span>0)</text:p>
      <text:p text:style-name="P15"><text:span text:style-name="T63"><text:tab/><text:tab/><text:tab/></text:span><text:span text:style-name="T61">Si</text:span><text:span text:style-name="T66"> placer le premier bateau de la liste verticalement à la <text:tab/><text:tab/><text:tab/>position (</text:span><text:span text:style-name="SrcTxtVariable"><text:span text:style-name="T78">i</text:span></text:span><text:span text:style-name="T66">,</text:span><text:span text:style-name="SrcTxtVariable"><text:span text:style-name="T78">j</text:span></text:span><text:span text:style-name="T66">) est possible</text:span></text:p>
      <text:p text:style-name="P15"><text:span text:style-name="T66"><text:tab/><text:tab/><text:tab/><text:tab/></text:span><text:span text:style-name="T61">Alors</text:span><text:span text:style-name="T62"> </text:span></text:p>
      <text:p text:style-name="P15"><text:span text:style-name="T48"><text:tab/><text:tab/><text:tab/><text:tab/></text:span><text:span text:style-name="SrcTxtVariable"><text:span text:style-name="T73">cpt</text:span></text:span> <draw:frame draw:style-name="fr1" draw:name="Object13" text:anchor-type="as-char" svg:y="-0.1043in" svg:width="0.2055in" svg:height="0.139in" draw:z-index="12"><draw:object xlink:href="./Object 13" xlink:type="simple" xlink:show="embed" xlink:actuate="onLoad"/><draw:image xlink:href="./ObjectReplacements/Object 13" xlink:type="simple" xlink:show="embed" xlink:actuate="onLoad"/><svg:desc>formula</svg:desc></draw:frame><text:s/><text:span text:style-name="SrcTxtVariable"><text:span text:style-name="T76">cpt</text:span></text:span><text:span text:style-name="T68"><draw:frame draw:style-name="fr1" draw:name="Object14" text:anchor-type="as-char" svg:y="-0.1043in" svg:width="0.1673in" svg:height="0.139in" draw:z-index="13"><draw:object xlink:href="./Object 14" xlink:type="simple" xlink:show="embed" xlink:actuate="onLoad"/><draw:image xlink:href="./ObjectReplacements/Object 14" xlink:type="simple" xlink:show="embed" xlink:actuate="onLoad"/><svg:desc>formula</svg:desc></draw:frame></text:span><text:span text:style-name="Function"><text:span text:style-name="T73">pos_des_bateauxrec</text:span></text:span>(</text:p>
      <text:p text:style-name="P15"><text:span text:style-name="T67"><text:tab/><text:tab/><text:tab/><text:tab/><text:tab/><text:tab/><text:tab/><text:tab/></text:span><text:span text:style-name="Function"><text:span text:style-name="T73">place</text:span></text:span>(</text:p>
      <text:p text:style-name="P15"><text:span text:style-name="T67"><text:tab/><text:tab/><text:tab/><text:tab/><text:tab/><text:tab/><text:tab/><text:tab/><text:tab/></text:span><text:span text:style-name="SrcTxtVariable"><text:span text:style-name="T77">grille</text:span></text:span>, </text:p>
      <text:p text:style-name="P15"><text:span text:style-name="T67"><text:tab/><text:tab/><text:tab/><text:tab/><text:tab/><text:tab/><text:tab/><text:tab/><text:tab/></text:span><text:span text:style-name="SrcTxtVariable"><text:span text:style-name="T73">liste</text:span></text:span>[0], </text:p>
      <text:p text:style-name="P15"><text:span text:style-name="T67"><text:tab/><text:tab/><text:tab/><text:tab/><text:tab/><text:tab/><text:tab/><text:tab/><text:tab/></text:span>(<text:span text:style-name="SrcTxtVariable"><text:span text:style-name="T73">i</text:span></text:span>,<text:span text:style-name="SrcTxtVariable"><text:span text:style-name="T73">j</text:span></text:span>), </text:p>
      <text:p text:style-name="P15"><text:span text:style-name="T67"><text:tab/><text:tab/><text:tab/><text:tab/><text:tab/><text:tab/><text:tab/><text:tab/><text:tab/></text:span><text:span text:style-name="T42">vertical</text:span>), <text:span text:style-name="T67"><text:tab/><text:tab/><text:tab/><text:tab/><text:tab/><text:tab/><text:tab/><text:tab/></text:span><text:span text:style-name="SrcTxtVariable"><text:span text:style-name="T73">liste</text:span></text:span>[1:], </text:p>
      <text:p text:style-name="P15"><text:span text:style-name="T67"><text:tab/><text:tab/><text:tab/><text:tab/><text:tab/><text:tab/><text:tab/><text:tab/></text:span>0)</text:p>
      <text:p text:style-name="Preformatted_20_Text"><text:s text:c="8"/>ret<text:span text:style-name="T70">o</text:span>urn<text:span text:style-name="T70">er</text:span> <text:span text:style-name="SrcTxtVariable"><text:span text:style-name="T73">cpt</text:span></text:span></text:p>
      <table:table table:name="Table2" table:style-name="Table2">
        <table:table-column table:style-name="Table2.A"/>
        <table:table-column table:style-name="Table2.B"/>
        <table:table-column table:style-name="Table2.C" table:number-columns-repeated="2"/>
        <table:table-row>
          <table:table-cell table:style-name="Table2.A1" office:value-type="string">
            <text:p text:style-name="Table_20_Contents"><draw:frame draw:style-name="fr1" draw:name="Object15" text:anchor-type="as-char" svg:y="-0.1437in" svg:width="1.4665in" svg:height="0.2091in" draw:z-index="14"><draw:object xlink:href="./Object 15" xlink:type="simple" xlink:show="embed" xlink:actuate="onLoad"/><draw:image xlink:href="./ObjectReplacements/Object 15" xlink:type="simple" xlink:show="embed" xlink:actuate="onLoad"/><svg:desc>formula</svg:desc></draw:frame></text:p>
          </table:table-cell>
          <table:table-cell table:style-name="Table2.A1" office:value-type="string">
            <text:p text:style-name="Table_20_Contents"/>
          </table:table-cell>
          <table:table-cell table:style-name="Table2.A1" office:value-type="string">
            <text:p text:style-name="P17"><draw:frame draw:style-name="fr2" draw:name="Object16" text:anchor-type="as-char" svg:y="-0.1398in" svg:width="0.3744in" svg:height="0.2445in" draw:z-index="15"><draw:object xlink:href="./Object 16" xlink:type="simple" xlink:show="embed" xlink:actuate="onLoad"/><draw:image xlink:href="./ObjectReplacements/Object 16" xlink:type="simple" xlink:show="embed" xlink:actuate="onLoad"/></draw:frame></text:p>
          </table:table-cell>
          <table:table-cell table:style-name="Table2.A1" office:value-type="string">
            <text:p text:style-name="P17"><draw:frame draw:style-name="fr2" draw:name="Object17" text:anchor-type="as-char" svg:y="-0.1244in" svg:width="0.7173in" svg:height="0.2256in" draw:z-index="16"><draw:object xlink:href="./Object 17" xlink:type="simple" xlink:show="embed" xlink:actuate="onLoad"/><draw:image xlink:href="./ObjectReplacements/Object 17" xlink:type="simple" xlink:show="embed" xlink:actuate="onLoad"/><svg:desc>formula</svg:desc></draw:frame></text:p>
          </table:table-cell>
          <table:table-cell table:style-name="Table2.D1" office:value-type="string">
            <text:p text:style-name="P17"><draw:frame draw:style-name="fr2" draw:name="Object18" text:anchor-type="as-char" svg:y="-0.1091in" svg:width="0.7339in" svg:height="0.198in" draw:z-index="17"><draw:object xlink:href="./Object 18" xlink:type="simple" xlink:show="embed" xlink:actuate="onLoad"/><draw:image xlink:href="./ObjectReplacements/Object 18" xlink:type="simple" xlink:show="embed" xlink:actuate="onLoad"/><svg:desc>formula</svg:desc></draw:frame></text:p>
          </table:table-cell>
        </table:table-row>
        <table:table-row>
          <table:table-cell table:style-name="Table2.A2" office:value-type="string">
            <text:p text:style-name="P17"><text:span text:style-name="SourceTextTitle">pos_des_bateaux</text:span></text:p>
          </table:table-cell>
          <table:table-cell table:style-name="Table2.A2" office:value-type="string">
            <text:p text:style-name="Table_20_Contents"/>
          </table:table-cell>
          <table:table-cell table:style-name="Table2.A2" office:value-type="string">
            <text:p text:style-name="P17">180</text:p>
          </table:table-cell>
          <table:table-cell table:style-name="Table2.A2" office:value-type="string">
            <text:p text:style-name="P17">27336</text:p>
          </table:table-cell>
          <table:table-cell table:style-name="Table2.D2" office:value-type="string">
            <text:p text:style-name="P17">&gt; 27336</text:p>
          </table:table-cell>
        </table:table-row>
      </table:table>
      <text:p text:style-name="Table">Table <text:sequence text:ref-name="refTable1" text:name="Table" text:formula="ooow:Table+1" style:num-format="1">2</text:sequence>: <text:span text:style-name="T79">Résultats renvoyés par la fonction </text:span><text:span text:style-name="SourceTextTitle"><text:span text:style-name="T79">pos_des_bateaux</text:span></text:span><text:span text:style-name="T79"> avec 1, 2 et 3 bateaux</text:span></text:p>
      <text:p text:style-name="P18"><text:span text:style-name="T80">Dans la mesure où le calcul du nombre de grilles avec 3 bateaux prend déjà trop de temps pour pouvoir l'ajouter au tableau, il n'est pas judicieux de faire de même avec la liste complète de bateaux.</text:span></text:p>
      <text:h text:style-name="P29" text:outline-level="5"><text:soft-page-break/>En considérant toutes les grilles équiprobables, quel est le lien entre le nombre de<text:span text:style-name="T2"> </text:span>grilles et la probabilité de tirer une grille donnée ? Donner une fonction qui prend en<text:span text:style-name="T2"> </text:span>paramètre une grille, génère des grilles aléatoirement jusqu’à ce que la grille générée<text:span text:style-name="T2"> </text:span>soit égale à la grille passée en paramètre et qui renvoie le nombre de grilles générées.</text:h>
      <text:p text:style-name="P19"><text:span text:style-name="T9">La probabilité uniforme sur un univers fini </text:span><text:span text:style-name="T9"><draw:frame draw:style-name="fr2" draw:name="Object19" text:anchor-type="as-char" svg:y="-0.0992in" svg:width="0.1846in" svg:height="0.1071in" draw:z-index="18"><draw:object xlink:href="./Object 19" xlink:type="simple" xlink:show="embed" xlink:actuate="onLoad"/><draw:image xlink:href="./ObjectReplacements/Object 19" xlink:type="simple" xlink:show="embed" xlink:actuate="onLoad"/></draw:frame></text:span><text:span text:style-name="T9"><text:s/>est définie par la fonction de masse </text:span><text:span text:style-name="T9"><draw:frame draw:style-name="fr2" draw:name="Object21" text:anchor-type="as-char" svg:y="-0.178in" svg:width="1.0165in" svg:height="0.3165in" draw:z-index="20"><draw:object xlink:href="./Object 21" xlink:type="simple" xlink:show="embed" xlink:actuate="onLoad"/><draw:image xlink:href="./ObjectReplacements/Object 21" xlink:type="simple" xlink:show="embed" xlink:actuate="onLoad"/></draw:frame></text:span><text:span text:style-name="T9">. Par conséquent, tout événement </text:span><text:span text:style-name="T35"><draw:frame draw:style-name="fr2" draw:name="Object20" text:anchor-type="as-char" svg:y="-0.1043in" svg:width="0.1929in" svg:height="0.139in" draw:z-index="19"><draw:object xlink:href="./Object 20" xlink:type="simple" xlink:show="embed" xlink:actuate="onLoad"/><draw:image xlink:href="./ObjectReplacements/Object 20" xlink:type="simple" xlink:show="embed" xlink:actuate="onLoad"/></draw:frame></text:span><text:span text:style-name="T9"><text:s/>de </text:span><text:span text:style-name="T9"><draw:frame draw:style-name="fr2" draw:name="Object22" text:anchor-type="as-char" svg:y="-0.0992in" svg:width="0.1846in" svg:height="0.1071in" draw:z-index="21"><draw:object xlink:href="./Object 22" xlink:type="simple" xlink:show="embed" xlink:actuate="onLoad"/><draw:image xlink:href="./ObjectReplacements/Object 22" xlink:type="simple" xlink:show="embed" xlink:actuate="onLoad"/></draw:frame></text:span><text:span text:style-name="T9"><text:s/>a pour probabilité </text:span><text:span text:style-name="T9"><draw:frame draw:style-name="fr2" draw:name="Object23" text:anchor-type="as-char" svg:y="-0.2181in" svg:width="1.0665in" svg:height="0.3571in" draw:z-index="22"><draw:object xlink:href="./Object 23" xlink:type="simple" xlink:show="embed" xlink:actuate="onLoad"/><draw:image xlink:href="./ObjectReplacements/Object 23" xlink:type="simple" xlink:show="embed" xlink:actuate="onLoad"/></draw:frame></text:span><text:span text:style-name="T9">.</text:span><text:span text:style-name="T36"> En posant E l'événement </text:span><text:span text:style-name="T81">« tirer une grille donnée » on obtient </text:span><text:span text:style-name="T81"><draw:frame draw:style-name="fr2" draw:name="Object24" text:anchor-type="as-char" svg:y="-0.2154in" svg:width="2.6071in" svg:height="0.352in" draw:z-index="23"><draw:object xlink:href="./Object 24" xlink:type="simple" xlink:show="embed" xlink:actuate="onLoad"/><draw:image xlink:href="./ObjectReplacements/Object 24" xlink:type="simple" xlink:show="embed" xlink:actuate="onLoad"/><svg:desc>formula</svg:desc></draw:frame></text:span><text:span text:style-name="T82">.</text:span></text:p>
      <text:h text:style-name="P27" text:outline-level="5">Donner un algorithme qui permet d’approximer le nombre total de grilles pour une<text:span text:style-name="T2"> </text:span>liste de bateaux. Comparer les résultats avec le dénombrement des questions précédentes. Est-ce une bonne manière de procéder pour la liste complète de bateaux ?</text:h>
      <text:p text:style-name="P20"><text:span text:style-name="T9">Soit la fonction </text:span><text:span text:style-name="SourceTextTitle"><text:span text:style-name="T9">approx_nbGrille2</text:span></text:span><text:span text:style-name="T9"> qui prend en paramètre une liste (de numéros) de bateaux</text:span><text:span text:style-name="T37"> et qui utilise la fonction </text:span><text:span text:style-name="SourceTextTitle"><text:span text:style-name="T37">place_alea</text:span></text:span><text:span text:style-name="T37"> </text:span><text:span text:style-name="T37">qui prend en paramètre une grille et un bateau et place ce dernier à une position aléatoire dans la grille</text:span><text:span text:style-name="T9">.</text:span></text:p>
      <text:p text:style-name="P25"><text:span text:style-name="SourceTextTitle">approx_nbGrille2</text:span></text:p>
      <text:p text:style-name="P25"><text:span text:style-name="Source_20_Text"><text:span text:style-name="T83"><text:tab/></text:span></text:span><text:span text:style-name="Source_20_Text"><text:span text:style-name="T46">Entrée</text:span></text:span><text:span text:style-name="Source_20_Text"><text:span text:style-name="T83"> :</text:span></text:span></text:p>
      <text:p text:style-name="P25"><text:span text:style-name="Source_20_Text"><text:span text:style-name="T83"><text:tab/><text:tab/><text:tab/></text:span></text:span><text:span text:style-name="SrcTxtVariable">listNum</text:span><text:span text:style-name="Source_20_Text"><text:span text:style-name="T84">, liste de numéros de bateaux.</text:span></text:span></text:p>
      <text:p text:style-name="P26"><text:span text:style-name="Source_20_Text"><text:span text:style-name="T84"><text:tab/></text:span></text:span><text:span text:style-name="Source_20_Text"><text:span text:style-name="T47">Sortie</text:span></text:span><text:span text:style-name="Source_20_Text"><text:span text:style-name="T84"> :</text:span></text:span></text:p>
      <text:p text:style-name="P26"><text:span text:style-name="Source_20_Text"><text:span text:style-name="T84"><text:tab/><text:tab/><text:tab/>Une approximation du nombre de grilles différentes possibles</text:span></text:span></text:p>
      <text:p text:style-name="P26"><text:span text:style-name="Source_20_Text"><text:s text:c="4"/></text:span><text:span text:style-name="Source_20_Text"><text:span text:style-name="T84"><text:tab/><text:tab/><text:tab/></text:span></text:span><text:span text:style-name="Source_20_Text">contenant la liste de bateaux passée en paramètre.</text:span></text:p>
      <text:p text:style-name="Preformatted_20_Text"><text:span text:style-name="Source_20_Text"><text:s text:c="4"/></text:span><text:span text:style-name="SrcTxtVariable">res</text:span><text:span text:style-name="Source_20_Text"> </text:span><text:span text:style-name="Source_20_Text"><draw:frame draw:style-name="fr1" draw:name="Object25" text:anchor-type="as-char" svg:y="-0.1043in" svg:width="0.2055in" svg:height="0.139in" draw:z-index="24"><draw:object xlink:href="./Object 25" xlink:type="simple" xlink:show="embed" xlink:actuate="onLoad"/><draw:image xlink:href="./ObjectReplacements/Object 25" xlink:type="simple" xlink:show="embed" xlink:actuate="onLoad"/><svg:desc>formula</svg:desc></draw:frame></text:span><text:span text:style-name="Source_20_Text"><text:s/>1</text:span></text:p>
      <text:p text:style-name="Preformatted_20_Text"><text:span text:style-name="Source_20_Text"><text:s text:c="4"/></text:span><text:span text:style-name="SrcTxtVariable">grilleCour</text:span><text:span text:style-name="Source_20_Text"><text:span text:style-name="T85"> est une grille vide</text:span></text:span></text:p>
      <text:p text:style-name="Preformatted_20_Text"><text:span text:style-name="Source_20_Text"><text:s text:c="4"/></text:span><text:span text:style-name="Source_20_Text"><text:span text:style-name="T64">Pour</text:span></text:span><text:span text:style-name="Source_20_Text"><text:span text:style-name="T85"> chaque bateau </text:span></text:span><text:span text:style-name="SrcTxtVariable"><text:span text:style-name="T85">b</text:span></text:span><text:span text:style-name="Source_20_Text"><text:span text:style-name="T85"> de </text:span></text:span><text:span text:style-name="SrcTxtVariable"><text:span text:style-name="T85">listNum</text:span></text:span></text:p>
      <text:p text:style-name="Preformatted_20_Text"><text:span text:style-name="Source_20_Text"><text:s text:c="8"/></text:span><text:span text:style-name="SrcTxtVariable">res</text:span><text:span text:style-name="Source_20_Text"><text:span text:style-name="T84"> </text:span></text:span><text:span text:style-name="Source_20_Text"><draw:frame draw:style-name="fr1" draw:name="Object27" text:anchor-type="as-char" svg:y="-0.1043in" svg:width="0.2055in" svg:height="0.139in" draw:z-index="25"><draw:object xlink:href="./Object 27" xlink:type="simple" xlink:show="embed" xlink:actuate="onLoad"/><draw:image xlink:href="./ObjectReplacements/Object 27" xlink:type="simple" xlink:show="embed" xlink:actuate="onLoad"/><svg:desc>formula</svg:desc></draw:frame></text:span><text:span text:style-name="Source_20_Text"><text:span text:style-name="T84"><text:s/></text:span></text:span><text:span text:style-name="SrcTxtVariable"><text:span text:style-name="T84">res</text:span></text:span><text:span text:style-name="Source_20_Text"><text:span text:style-name="T84"> </text:span></text:span><text:span text:style-name="Source_20_Text"><text:span text:style-name="T84"><draw:frame draw:style-name="fr2" draw:name="Object28" text:anchor-type="as-char" svg:y="-0.1043in" svg:width="0.1945in" svg:height="0.139in" draw:z-index="26"><draw:object xlink:href="./Object 28" xlink:type="simple" xlink:show="embed" xlink:actuate="onLoad"/><draw:image xlink:href="./ObjectReplacements/Object 28" xlink:type="simple" xlink:show="embed" xlink:actuate="onLoad"/></draw:frame></text:span></text:span><text:span text:style-name="Source_20_Text"><text:span text:style-name="T84"><text:s/></text:span></text:span><text:span text:style-name="Function">pos_un_bateau</text:span><text:span text:style-name="Source_20_Text">(</text:span><text:span text:style-name="SrcTxtVariable">grilleCour</text:span><text:span text:style-name="Source_20_Text">, </text:span><text:span text:style-name="SrcTxtVariable"><text:span text:style-name="T85">b</text:span></text:span><text:span text:style-name="Source_20_Text">)</text:span></text:p>
      <text:p text:style-name="Preformatted_20_Text"><text:span text:style-name="Source_20_Text"><text:s text:c="8"/></text:span><text:span text:style-name="Function">place_alea</text:span><text:span text:style-name="Source_20_Text">(</text:span><text:span text:style-name="SrcTxtVariable">grilleCour</text:span><text:span text:style-name="Source_20_Text">, </text:span><text:span text:style-name="SrcTxtVariable"><text:span text:style-name="T85">b</text:span></text:span><text:span text:style-name="Source_20_Text">)</text:span></text:p>
      <text:p text:style-name="Preformatted_20_Text"><text:span text:style-name="Source_20_Text"/></text:p>
      <text:p text:style-name="Preformatted_20_Text"><text:span text:style-name="Source_20_Text"><text:s text:c="4"/></text:span><text:span text:style-name="Source_20_Text"><text:span text:style-name="T85">retourner</text:span></text:span><text:span text:style-name="Source_20_Text"> </text:span><text:span text:style-name="SrcTxtVariable">res</text:span></text:p>
      <text:h text:style-name="P27" text:outline-level="5">(bonus) Proposer des solutions pour approximer plus justement le nombre de configur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Normal" style:font-pitch="variable" style:font-charset="x-symbol"/>
    <style:font-face style:name="Latin Modern Math2" svg:font-family="'Latin Modern Math'" style:font-adornments="Normal"/>
    <style:font-face style:name="Latin Modern Roman Slanted" svg:font-family="'Latin Modern Roman Slanted'" style:font-adornments="Normal"/>
    <style:font-face style:name="Latin Modern Mono" svg:font-family="'Latin Modern Mono'" style:font-adornments="Normal" style:font-pitch="fixed"/>
    <style:font-face style:name="Ubuntu Mono" svg:font-family="'Ubuntu Mono'" style:font-adornments="Regular" style:font-pitch="fixed"/>
    <style:font-face style:name="Latin Modern Math" svg:font-family="'Latin Modern Math'" style:font-adornments="Normal" style:font-pitch="variable"/>
    <style:font-face style:name="Latin Modern Math1" svg:font-family="'Latin Modern Math'" style:font-adornments="Regular" style:font-pitch="variable"/>
    <style:font-face style:name="Ubuntu" svg:font-family="Ubuntu" style:font-adornments="Regular"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loext:contextual-spacing="true" fo:line-height="100%" fo:text-align="justify" style:justify-single-word="false" style:page-number="auto" style:writing-mode="page"/>
      <style:text-properties style:font-name="Latin Modern Math" fo:font-family="'Latin Modern Math'" style:font-style-name="Normal" style:font-pitch="variable" fo:font-size="10pt" fo:font-weight="normal" style:font-size-asian="10.5pt"/>
    </style:style>
    <style:style style:name="Heading" style:family="paragraph" style:parent-style-name="Standard" style:next-style-name="First_20_line_20_indent" style:class="text" style:master-page-name="">
      <style:paragraph-properties fo:margin-top="0in" fo:margin-bottom="0.1965in" loext:contextual-spacing="false" fo:text-align="center" style:justify-single-word="false" style:page-number="auto" fo:keep-with-next="always" style:writing-mode="page"/>
      <style:text-properties fo:font-weight="bold" style:font-size-asian="10.5pt"/>
    </style:style>
    <style:style style:name="Text_20_body" style:display-name="Text body" style:family="paragraph" style:parent-style-name="Standard" style:class="text" style:master-page-name="">
      <style:paragraph-properties fo:margin-top="0in" fo:margin-bottom="0.1965in" loext:contextual-spacing="true" style:page-number="auto" style:writing-mode="page"/>
      <style:text-properties style:font-size-asian="10.5pt"/>
    </style:style>
    <style:style style:name="List" style:family="paragraph" style:parent-style-name="Text_20_body" style:class="list" style:master-page-name="">
      <style:paragraph-properties style:page-number="auto" style:writing-mode="page"/>
      <style:text-properties style:font-size-asian="10.5pt"/>
    </style:style>
    <style:style style:name="Caption" style:family="paragraph" style:parent-style-name="Standard" style:class="extra">
      <style:paragraph-properties fo:margin-top="0in" fo:margin-bottom="0.1965in" loext:contextual-spacing="true" fo:text-align="center" style:justify-single-word="false" text:number-lines="false" text:line-number="0" style:writing-mode="page"/>
      <style:text-properties style:font-size-asian="10.5pt"/>
    </style:style>
    <style:style style:name="Index" style:family="paragraph" style:parent-style-name="Standard" style:class="index">
      <style:paragraph-properties fo:margin-top="0in" fo:margin-bottom="0in" loext:contextual-spacing="false" fo:line-height="86%" text:number-lines="false" text:line-number="0" style:writing-mode="page"/>
      <style:text-properties style:font-size-asian="10.5pt"/>
    </style:style>
    <style:style style:name="Head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ooter"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Frame_20_contents" style:display-name="Frame contents" style:family="paragraph" style:parent-style-name="Standard" style:class="extra" style:master-page-name="">
      <style:paragraph-properties fo:text-align="center" style:justify-single-word="false" style:page-number="auto" style:writing-mode="page">
        <style:tab-stops/>
      </style:paragraph-properties>
      <style:text-properties style:font-size-asian="10.5pt"/>
    </style:style>
    <style:style style:name="List_20_Contents" style:display-name="List Contents" style:family="paragraph" style:parent-style-name="Standard" style:class="html" style:master-page-name="">
      <style:paragraph-properties fo:margin-left="0.2083in" fo:margin-right="0in" fo:margin-top="0in" fo:margin-bottom="0.1965in" loext:contextual-spacing="true" fo:text-indent="0in" style:auto-text-indent="false" style:page-number="auto" style:writing-mode="page"/>
      <style:text-properties style:font-size-asian="10.5pt"/>
    </style:style>
    <style:style style:name="Table_20_Contents" style:display-name="Table Contents" style:family="paragraph" style:parent-style-name="Standard" style:class="extra" style:master-page-name="">
      <style:paragraph-properties fo:margin-top="0in" fo:margin-bottom="0in" loext:contextual-spacing="true" fo:text-align="center" style:justify-single-word="false" style:page-number="auto" text:number-lines="false" text:line-number="0" style:writing-mode="page"/>
      <style:text-properties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writing-mode="page"/>
      <style:text-properties fo:font-weight="bold" style:font-size-asian="10.5pt"/>
    </style:style>
    <style:style style:name="Hanging_20_indent" style:display-name="Hanging indent" style:family="paragraph" style:parent-style-name="Text_20_body" style:class="text" style:master-page-name="">
      <style:paragraph-properties fo:margin-left="0.4173in" fo:margin-right="0in" fo:text-indent="-0.2083in" style:auto-text-indent="false" style:page-number="auto" style:writing-mode="page">
        <style:tab-stops/>
      </style:paragraph-properties>
      <style:text-properties style:font-size-asian="10.5pt"/>
    </style:style>
    <style:style style:name="Numbering_20_1" style:display-name="Numbering 1" style:family="paragraph" style:parent-style-name="List" style:class="list" style:master-page-name="">
      <style:paragraph-properties fo:margin-left="0.2083in" fo:margin-right="0in" fo:margin-top="0in" fo:margin-bottom="0.1965in" loext:contextual-spacing="true" fo:text-indent="-0.2083in" style:auto-text-indent="false" style:page-number="auto" style:writing-mode="page">
        <style:tab-stops/>
      </style:paragraph-properties>
      <style:text-properties style:font-size-asian="10.5pt"/>
    </style:style>
    <style:style style:name="Numbering_20_1_20_Start" style:display-name="Numbering 1 Start" style:family="paragraph" style:parent-style-name="List" style:next-style-name="Numbering_20_1" style:class="list" style:master-page-name="">
      <style:paragraph-properties fo:margin-left="0.2083in" fo:margin-right="0in" fo:margin-top="0in" fo:margin-bottom="0.1965in" loext:contextual-spacing="true" fo:text-indent="-0.2083in" style:auto-text-indent="false" style:page-number="auto" style:writing-mode="page">
        <style:tab-stops/>
      </style:paragraph-properties>
      <style:text-properties style:font-size-asian="10.5pt"/>
    </style:style>
    <style:style style:name="Numbering_20_1_20_End" style:display-name="Numbering 1 End" style:family="paragraph" style:parent-style-name="List" style:next-style-name="Numbering_20_1" style:class="list" style:master-page-name="">
      <style:paragraph-properties fo:margin-left="0.2083in" fo:margin-right="0in" fo:margin-top="0in" fo:margin-bottom="0.1965in" loext:contextual-spacing="true" fo:text-indent="-0.2083in" style:auto-text-indent="false" style:page-number="auto" style:writing-mode="page">
        <style:tab-stops/>
      </style:paragraph-properties>
      <style:text-properties style:font-size-asian="10.5pt"/>
    </style:style>
    <style:style style:name="Numbering_20_1_20_Cont." style:display-name="Numbering 1 Cont." style:family="paragraph" style:parent-style-name="List" style:class="list" style:master-page-name="">
      <style:paragraph-properties fo:margin-left="0.2083in" fo:margin-right="0in" fo:margin-top="0in" fo:margin-bottom="0.1965in" loext:contextual-spacing="true" fo:text-indent="0in" style:auto-text-indent="false" style:page-number="auto" style:writing-mode="page"/>
      <style:text-properties style:font-size-asian="10.5pt"/>
    </style:style>
    <style:style style:name="Numbering_20_2" style:display-name="Numbering 2" style:family="paragraph" style:parent-style-name="List" style:class="list" style:master-page-name="">
      <style:paragraph-properties fo:margin-left="0.4173in" fo:margin-right="0in" fo:margin-top="0in" fo:margin-bottom="0.1965in" loext:contextual-spacing="true" fo:text-indent="-0.2083in" style:auto-text-indent="false" style:page-number="auto" style:writing-mode="page">
        <style:tab-stops/>
      </style:paragraph-properties>
      <style:text-properties style:font-size-asian="10.5pt"/>
    </style:style>
    <style:style style:name="List_20_1" style:display-name="List 1" style:family="paragraph" style:parent-style-name="List" style:class="list">
      <style:paragraph-properties fo:margin-left="0.2083in" fo:margin-right="0in" fo:margin-top="0in" fo:margin-bottom="0.1965in" loext:contextual-spacing="true" fo:text-indent="-0.2083in" style:auto-text-indent="false" style:writing-mode="page">
        <style:tab-stops/>
      </style:paragraph-properties>
      <style:text-properties style:font-size-asian="10.5pt"/>
    </style:style>
    <style:style style:name="List_20_1_20_Cont." style:display-name="List 1 Cont." style:family="paragraph" style:parent-style-name="List" style:class="list">
      <style:paragraph-properties fo:margin-left="0.2083in" fo:margin-right="0in" fo:margin-top="0in" fo:margin-bottom="0.1965in" loext:contextual-spacing="true" fo:text-indent="0in" style:auto-text-indent="false" style:writing-mode="page"/>
      <style:text-properties style:font-size-asian="10.5pt"/>
    </style:style>
    <style:style style:name="Marginalia" style:family="paragraph" style:parent-style-name="Text_20_body" style:class="text" style:master-page-name="">
      <style:paragraph-properties fo:margin-left="1.5752in" fo:margin-right="0in" fo:margin-top="0in" fo:margin-bottom="0in" loext:contextual-spacing="true" fo:text-indent="0in" style:auto-text-indent="false" style:page-number="auto" style:writing-mode="page"/>
      <style:text-properties style:font-size-asian="10.5pt"/>
    </style:style>
    <style:style style:name="Text_20_body_20_indent" style:display-name="Text body indent" style:family="paragraph" style:parent-style-name="Text_20_body" style:class="text" style:master-page-name="">
      <style:paragraph-properties fo:margin-left="0.2083in" fo:margin-right="0in" fo:text-indent="0in" style:auto-text-indent="false" style:page-number="auto" style:writing-mode="page"/>
      <style:text-properties style:font-size-asian="10.5pt"/>
    </style:style>
    <style:style style:name="List_20_Indent" style:display-name="List Indent" style:family="paragraph" style:parent-style-name="Text_20_body" style:class="text">
      <style:paragraph-properties fo:margin-left="1.9689in" fo:margin-right="0in" fo:text-indent="-1.7717in" style:auto-text-indent="false" style:writing-mode="page">
        <style:tab-stops>
          <style:tab-stop style:position="0in"/>
        </style:tab-stops>
      </style:paragraph-properties>
      <style:text-properties style:font-size-asian="10.5pt"/>
    </style:style>
    <style:style style:name="First_20_line_20_indent" style:display-name="First line indent" style:family="paragraph" style:parent-style-name="Text_20_body" style:class="text">
      <style:paragraph-properties fo:margin-left="0in" fo:margin-right="0in" fo:text-indent="0.2083in" style:auto-text-indent="false" style:writing-mode="page"/>
      <style:text-properties style:font-size-asian="10.5pt"/>
    </style:style>
    <style:style style:name="Addressee" style:family="paragraph" style:parent-style-name="Standard" style:class="extra">
      <style:paragraph-properties fo:margin-top="0in" fo:margin-bottom="0.1965in" loext:contextual-spacing="true" fo:text-align="start" style:justify-single-word="false" text:number-lines="false" text:line-number="0" style:writing-mode="page"/>
      <style:text-properties style:font-size-asian="10.5pt"/>
    </style:style>
    <style:style style:name="List_20_Heading" style:display-name="List Heading" style:family="paragraph" style:parent-style-name="Standard" style:next-style-name="List_20_Contents" style:class="html">
      <style:paragraph-properties fo:margin-left="0in" fo:margin-right="0in" fo:margin-top="0in" fo:margin-bottom="0.1965in" loext:contextual-spacing="true" fo:text-indent="0in" style:auto-text-indent="false" style:writing-mode="page"/>
      <style:text-properties style:font-size-asian="10.5pt"/>
    </style:style>
    <style:style style:name="Header_20_right" style:display-name="Head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Sender" style:family="paragraph" style:parent-style-name="Standard" style:class="extra">
      <style:paragraph-properties fo:margin-top="0in" fo:margin-bottom="0.1965in" loext:contextual-spacing="true" fo:text-align="end" style:justify-single-word="false" text:number-lines="false" text:line-number="0" style:writing-mode="page"/>
      <style:text-properties style:font-size-asian="10.5pt"/>
    </style:style>
    <style:style style:name="Bibliography_20_1" style:display-name="Bibliography 1"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Object_20_index_20_1" style:display-name="Object index 1"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Table_20_index_20_1" style:display-name="Table index 1"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llustration_20_Index_20_1" style:display-name="Illustration Index 1"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6929in" style:type="right" style:leader-style="dotted" style:leader-text="."/>
        </style:tab-stops>
      </style:paragraph-properties>
      <style:text-properties style:font-size-asian="10.5pt"/>
    </style:style>
    <style:style style:name="Index_20_3" style:display-name="Index 3" style:family="paragraph" style:parent-style-name="Index" style:class="index">
      <style:paragraph-properties fo:margin-left="0.5516in" fo:margin-right="0in" fo:line-height="87%" fo:text-indent="-0.1374in" style:auto-text-indent="false" style:writing-mode="page">
        <style:tab-stops/>
      </style:paragraph-properties>
      <style:text-properties style:font-size-asian="10.5pt"/>
    </style:style>
    <style:style style:name="Illustration" style:family="paragraph" style:parent-style-name="Caption" style:class="extra">
      <style:paragraph-properties style:writing-mode="page"/>
      <style:text-properties style:font-size-asian="10.5pt"/>
    </style:style>
    <style:style style:name="Horizontal_20_Line" style:display-name="Horizontal Line" style:family="paragraph" style:parent-style-name="Standard" style:next-style-name="First_20_line_20_indent" style:class="html">
      <style:paragraph-properties fo:margin-top="0in" fo:margin-bottom="0.1965in" loext:contextual-spacing="false" fo:line-height="86%" style:border-line-width-bottom="0in 0.0016in 0.0008in" fo:padding="0in" fo:border-left="none" fo:border-right="none" fo:border-top="none" fo:border-bottom="0.14pt double #808080" text:number-lines="false" text:line-number="0" style:writing-mode="page" style:join-border="false"/>
      <style:text-properties fo:font-size="50%"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writing-mode="page"/>
      <style:text-properties fo:font-size="80%" style:font-size-asian="10.5pt"/>
    </style:style>
    <style:style style:name="Footer_20_left" style:display-name="Footer lef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Heading_20_2" style:display-name="Heading 2" style:family="paragraph" style:parent-style-name="Heading" style:next-style-name="First_20_line_20_indent" style:default-outline-level="2" style:class="text" style:master-page-name="">
      <style:paragraph-properties fo:margin-top="0in" fo:margin-bottom="0.1256in" loext:contextual-spacing="false" fo:text-align="justify" style:justify-single-word="false" style:page-number="auto" style:writing-mode="page"/>
      <style:text-properties fo:font-size="143%" fo:font-weight="bold" style:font-size-asian="115%" style:font-weight-asian="bold" style:font-size-complex="115%" style:font-weight-complex="bold"/>
    </style:style>
    <style:style style:name="Index_20_Heading" style:display-name="Index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User_20_Index_20_Heading" style:display-name="User Index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Numbering_20_2_20_Start" style:display-name="Numbering 2 Start" style:family="paragraph" style:parent-style-name="List" style:next-style-name="Numbering_20_2" style:class="list" style:master-page-name="">
      <style:paragraph-properties fo:margin-left="0.4173in" fo:margin-right="0in" fo:margin-top="0in" fo:margin-bottom="0.1965in" loext:contextual-spacing="true" fo:text-indent="-0.2083in" style:auto-text-indent="false" style:page-number="auto" style:writing-mode="page">
        <style:tab-stops/>
      </style:paragraph-properties>
      <style:text-properties style:font-size-asian="10.5pt"/>
    </style:style>
    <style:style style:name="Numbering_20_2_20_End" style:display-name="Numbering 2 End" style:family="paragraph" style:parent-style-name="List" style:next-style-name="Numbering_20_2" style:class="list">
      <style:paragraph-properties fo:margin-left="0.4173in" fo:margin-right="0in" fo:margin-top="0in" fo:margin-bottom="0.1965in" loext:contextual-spacing="true" fo:text-indent="-0.2083in" style:auto-text-indent="false" style:writing-mode="page">
        <style:tab-stops/>
      </style:paragraph-properties>
      <style:text-properties style:font-size-asian="10.5pt"/>
    </style:style>
    <style:style style:name="Numbering_20_2_20_Cont." style:display-name="Numbering 2 Cont." style:family="paragraph" style:parent-style-name="List" style:class="list">
      <style:paragraph-properties fo:margin-left="0.4173in" fo:margin-right="0in" fo:margin-top="0in" fo:margin-bottom="0.1965in" loext:contextual-spacing="true" fo:text-indent="0in" style:auto-text-indent="false" style:writing-mode="page"/>
      <style:text-properties style:font-size-asian="10.5pt"/>
    </style:style>
    <style:style style:name="Numbering_20_3" style:display-name="Numbering 3" style:family="paragraph" style:parent-style-name="List"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Numbering_20_3_20_Start" style:display-name="Numbering 3 Start" style:family="paragraph" style:parent-style-name="List" style:next-style-name="Numbering_20_3"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Numbering_20_3_20_End" style:display-name="Numbering 3 End" style:family="paragraph" style:parent-style-name="List" style:next-style-name="Numbering_20_3"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Numbering_20_3_20_Cont." style:display-name="Numbering 3 Cont." style:family="paragraph" style:parent-style-name="List" style:class="list">
      <style:paragraph-properties fo:margin-left="0.6256in" fo:margin-right="0in" fo:margin-top="0in" fo:margin-bottom="0.1965in" loext:contextual-spacing="true" fo:text-indent="0in" style:auto-text-indent="false" style:writing-mode="page"/>
      <style:text-properties style:font-size-asian="10.5pt"/>
    </style:style>
    <style:style style:name="Numbering_20_4" style:display-name="Numbering 4" style:family="paragraph" style:parent-style-name="List"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Numbering_20_4_20_Start" style:display-name="Numbering 4 Start" style:family="paragraph" style:parent-style-name="List" style:next-style-name="Numbering_20_4"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Numbering_20_4_20_End" style:display-name="Numbering 4 End" style:family="paragraph" style:parent-style-name="List" style:next-style-name="Numbering_20_4"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Numbering_20_4_20_Cont." style:display-name="Numbering 4 Cont." style:family="paragraph" style:parent-style-name="List" style:class="list">
      <style:paragraph-properties fo:margin-left="0.8346in" fo:margin-right="0in" fo:margin-top="0in" fo:margin-bottom="0.1965in" loext:contextual-spacing="true" fo:text-indent="0in" style:auto-text-indent="false" style:writing-mode="page"/>
      <style:text-properties style:font-size-asian="10.5pt"/>
    </style:style>
    <style:style style:name="Numbering_20_5" style:display-name="Numbering 5" style:family="paragraph" style:parent-style-name="List"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Numbering_20_5_20_Start" style:display-name="Numbering 5 Start" style:family="paragraph" style:parent-style-name="List" style:next-style-name="Numbering_20_5"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Numbering_20_5_20_End" style:display-name="Numbering 5 End" style:family="paragraph" style:parent-style-name="List" style:next-style-name="Numbering_20_5"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Numbering_20_5_20_Cont." style:display-name="Numbering 5 Cont." style:family="paragraph" style:parent-style-name="List" style:class="list">
      <style:paragraph-properties fo:margin-left="1.0429in" fo:margin-right="0in" fo:margin-top="0in" fo:margin-bottom="0.1965in" loext:contextual-spacing="true" fo:text-indent="0in" style:auto-text-indent="false" style:writing-mode="page"/>
      <style:text-properties style:font-size-asian="10.5pt"/>
    </style:style>
    <style:style style:name="List_20_1_20_Start" style:display-name="List 1 Start" style:family="paragraph" style:parent-style-name="List" style:next-style-name="List_20_1" style:class="list">
      <style:paragraph-properties fo:margin-left="0.2083in" fo:margin-right="0in" fo:margin-top="0in" fo:margin-bottom="0.1965in" loext:contextual-spacing="true" fo:text-indent="-0.2083in" style:auto-text-indent="false" style:writing-mode="page">
        <style:tab-stops/>
      </style:paragraph-properties>
      <style:text-properties style:font-size-asian="10.5pt"/>
    </style:style>
    <style:style style:name="List_20_1_20_End" style:display-name="List 1 End" style:family="paragraph" style:parent-style-name="List" style:next-style-name="List_20_1" style:class="list">
      <style:paragraph-properties fo:margin-left="0.2083in" fo:margin-right="0in" fo:margin-top="0in" fo:margin-bottom="0.1965in" loext:contextual-spacing="true" fo:text-indent="-0.2083in" style:auto-text-indent="false" style:writing-mode="page">
        <style:tab-stops/>
      </style:paragraph-properties>
      <style:text-properties style:font-size-asian="10.5pt"/>
    </style:style>
    <style:style style:name="List_20_2" style:display-name="List 2" style:family="paragraph" style:parent-style-name="List" style:class="list">
      <style:paragraph-properties fo:margin-left="0.4173in" fo:margin-right="0in" fo:margin-top="0in" fo:margin-bottom="0.1965in" loext:contextual-spacing="true" fo:text-indent="-0.2083in" style:auto-text-indent="false" style:writing-mode="page">
        <style:tab-stops/>
      </style:paragraph-properties>
      <style:text-properties style:font-size-asian="10.5pt"/>
    </style:style>
    <style:style style:name="List_20_2_20_Start" style:display-name="List 2 Start" style:family="paragraph" style:parent-style-name="List" style:next-style-name="List_20_2" style:class="list">
      <style:paragraph-properties fo:margin-left="0.4173in" fo:margin-right="0in" fo:margin-top="0in" fo:margin-bottom="0.1965in" loext:contextual-spacing="true" fo:text-indent="-0.2083in" style:auto-text-indent="false" style:writing-mode="page">
        <style:tab-stops/>
      </style:paragraph-properties>
      <style:text-properties style:font-size-asian="10.5pt"/>
    </style:style>
    <style:style style:name="List_20_2_20_End" style:display-name="List 2 End" style:family="paragraph" style:parent-style-name="List" style:next-style-name="List_20_2" style:class="list">
      <style:paragraph-properties fo:margin-left="0.4173in" fo:margin-right="0in" fo:margin-top="0in" fo:margin-bottom="0.1965in" loext:contextual-spacing="true" fo:text-indent="-0.2083in" style:auto-text-indent="false" style:writing-mode="page">
        <style:tab-stops/>
      </style:paragraph-properties>
      <style:text-properties style:font-size-asian="10.5pt"/>
    </style:style>
    <style:style style:name="List_20_2_20_Cont." style:display-name="List 2 Cont." style:family="paragraph" style:parent-style-name="List" style:class="list">
      <style:paragraph-properties fo:margin-left="0.4173in" fo:margin-right="0in" fo:margin-top="0in" fo:margin-bottom="0.1965in" loext:contextual-spacing="true" fo:text-indent="0in" style:auto-text-indent="false" style:writing-mode="page"/>
      <style:text-properties style:font-size-asian="10.5pt"/>
    </style:style>
    <style:style style:name="List_20_3" style:display-name="List 3" style:family="paragraph" style:parent-style-name="List"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List_20_3_20_Start" style:display-name="List 3 Start" style:family="paragraph" style:parent-style-name="List" style:next-style-name="List_20_3"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List_20_3_20_End" style:display-name="List 3 End" style:family="paragraph" style:parent-style-name="List" style:next-style-name="List_20_3" style:class="list">
      <style:paragraph-properties fo:margin-left="0.6256in" fo:margin-right="0in" fo:margin-top="0in" fo:margin-bottom="0.1965in" loext:contextual-spacing="true" fo:text-indent="-0.2083in" style:auto-text-indent="false" style:writing-mode="page">
        <style:tab-stops/>
      </style:paragraph-properties>
      <style:text-properties style:font-size-asian="10.5pt"/>
    </style:style>
    <style:style style:name="List_20_3_20_Cont." style:display-name="List 3 Cont." style:family="paragraph" style:parent-style-name="List" style:class="list">
      <style:paragraph-properties fo:margin-left="0.6256in" fo:margin-right="0in" fo:margin-top="0in" fo:margin-bottom="0.1965in" loext:contextual-spacing="true" fo:text-indent="0in" style:auto-text-indent="false" style:writing-mode="page"/>
      <style:text-properties style:font-size-asian="10.5pt"/>
    </style:style>
    <style:style style:name="List_20_4" style:display-name="List 4" style:family="paragraph" style:parent-style-name="List"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List_20_4_20_Start" style:display-name="List 4 Start" style:family="paragraph" style:parent-style-name="List" style:next-style-name="List_20_4"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List_20_4_20_End" style:display-name="List 4 End" style:family="paragraph" style:parent-style-name="List" style:next-style-name="List_20_4" style:class="list">
      <style:paragraph-properties fo:margin-left="0.8346in" fo:margin-right="0in" fo:margin-top="0in" fo:margin-bottom="0.1965in" loext:contextual-spacing="true" fo:text-indent="-0.2083in" style:auto-text-indent="false" style:writing-mode="page">
        <style:tab-stops/>
      </style:paragraph-properties>
      <style:text-properties style:font-size-asian="10.5pt"/>
    </style:style>
    <style:style style:name="List_20_4_20_Cont." style:display-name="List 4 Cont." style:family="paragraph" style:parent-style-name="List" style:class="list">
      <style:paragraph-properties fo:margin-left="0.8346in" fo:margin-right="0in" fo:margin-top="0in" fo:margin-bottom="0.1965in" loext:contextual-spacing="true" fo:text-indent="0in" style:auto-text-indent="false" style:writing-mode="page"/>
      <style:text-properties style:font-size-asian="10.5pt"/>
    </style:style>
    <style:style style:name="List_20_5" style:display-name="List 5" style:family="paragraph" style:parent-style-name="List"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List_20_5_20_Start" style:display-name="List 5 Start" style:family="paragraph" style:parent-style-name="List" style:next-style-name="List_20_5"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List_20_5_20_End" style:display-name="List 5 End" style:family="paragraph" style:parent-style-name="List" style:next-style-name="List_20_5" style:class="list">
      <style:paragraph-properties fo:margin-left="1.0429in" fo:margin-right="0in" fo:margin-top="0in" fo:margin-bottom="0.1965in" loext:contextual-spacing="true" fo:text-indent="-0.2083in" style:auto-text-indent="false" style:writing-mode="page">
        <style:tab-stops/>
      </style:paragraph-properties>
      <style:text-properties style:font-size-asian="10.5pt"/>
    </style:style>
    <style:style style:name="List_20_5_20_Cont." style:display-name="List 5 Cont." style:family="paragraph" style:parent-style-name="List" style:class="list">
      <style:paragraph-properties fo:margin-left="1.0429in" fo:margin-right="0in" fo:margin-top="0in" fo:margin-bottom="0.1965in" loext:contextual-spacing="true" fo:text-indent="0in" style:auto-text-indent="false" style:writing-mode="page"/>
      <style:text-properties style:font-size-asian="10.5pt"/>
    </style:style>
    <style:style style:name="Salutation" style:family="paragraph" style:parent-style-name="Standard" style:class="text">
      <style:paragraph-properties fo:margin-top="0in" fo:margin-bottom="0.1965in" loext:contextual-spacing="true" text:number-lines="false" text:line-number="0" style:writing-mode="page"/>
      <style:text-properties style:font-size-asian="10.5pt"/>
    </style:style>
    <style:style style:name="Index_20_1" style:display-name="Index 1" style:family="paragraph" style:parent-style-name="Index" style:class="index">
      <style:paragraph-properties fo:margin-left="0.5516in" fo:margin-right="0in" fo:line-height="73%" fo:text-indent="-0.5516in" style:auto-text-indent="false" style:writing-mode="page">
        <style:tab-stops/>
      </style:paragraph-properties>
      <style:text-properties style:font-size-asian="10.5pt"/>
    </style:style>
    <style:style style:name="Index_20_2" style:display-name="Index 2" style:family="paragraph" style:parent-style-name="Index" style:class="index">
      <style:paragraph-properties fo:margin-left="0.5516in" fo:margin-right="0in" fo:line-height="88%" fo:text-indent="-0.2756in" style:auto-text-indent="false" style:writing-mode="page">
        <style:tab-stops/>
      </style:paragraph-properties>
      <style:text-properties style:font-size-asian="10.5pt"/>
    </style:style>
    <style:style style:name="Index_20_Separator" style:display-name="Index Separator" style:family="paragraph" style:parent-style-name="Index" style:class="index">
      <style:paragraph-properties fo:margin-left="0in" fo:margin-right="0in" fo:text-indent="0in" style:auto-text-indent="false" style:writing-mode="page"/>
      <style:text-properties style:font-size-asian="10.5pt"/>
    </style:style>
    <style:style style:name="User_20_Index_20_1" style:display-name="User Index 1" style:family="paragraph" style:parent-style-name="Index" style:class="index">
      <style:paragraph-properties fo:margin-left="0in" fo:margin-right="0in" fo:margin-top="0.3508in" fo:margin-bottom="0.0665in" loext: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font-size-asian="10.5pt"/>
    </style:style>
    <style:style style:name="User_20_Index_20_2" style:display-name="User Index 2" style:family="paragraph" style:parent-style-name="Index" style:class="index">
      <style:paragraph-properties fo:margin-left="0.2047in" fo:margin-right="0in" fo:margin-top="0.161in" fo:margin-bottom="0in" loext: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font-size-asian="10.5pt"/>
    </style:style>
    <style:style style:name="User_20_Index_20_3" style:display-name="User Index 3"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font-size-asian="10.5pt"/>
    </style:style>
    <style:style style:name="User_20_Index_20_4" style:display-name="User Index 4" style:family="paragraph" style:parent-style-name="Index" style:class="index">
      <style:paragraph-properties fo:margin-left="0.9646in" fo:margin-right="0in" fo:margin-top="0in" fo:margin-bottom="0.0236in" loext:contextual-spacing="false" fo:text-indent="-0.4409in" style:auto-text-indent="false" style:writing-mode="page">
        <style:tab-stops>
          <style:tab-stop style:position="6.1035in" style:type="right" style:leader-style="dotted" style:leader-text="."/>
        </style:tab-stops>
      </style:paragraph-properties>
      <style:text-properties style:font-size-asian="10.5pt"/>
    </style:style>
    <style:style style:name="User_20_Index_20_5" style:display-name="User Index 5" style:family="paragraph" style:parent-style-name="Index" style:class="index">
      <style:paragraph-properties fo:margin-left="1.2835in" fo:margin-right="0in" fo:margin-top="0in" fo:margin-bottom="0.0193in" loext:contextual-spacing="false" fo:text-indent="0in" style:auto-text-indent="false" style:writing-mode="page">
        <style:tab-stops>
          <style:tab-stop style:position="5.9071in" style:type="right" style:leader-style="dotted" style:leader-text="."/>
        </style:tab-stops>
      </style:paragraph-properties>
      <style:text-properties style:font-size-asian="10.5pt"/>
    </style:style>
    <style:style style:name="User_20_Index_20_6" style:display-name="User Index 6" style:family="paragraph" style:parent-style-name="Index" style:class="index">
      <style:paragraph-properties fo:margin-left="1.4882in" fo:margin-right="0in" fo:margin-top="0in" fo:margin-bottom="0.0193in" loext:contextual-spacing="false" fo:text-indent="0in" style:auto-text-indent="false" style:writing-mode="page">
        <style:tab-stops>
          <style:tab-stop style:position="5.7102in" style:type="right" style:leader-style="dotted" style:leader-text="."/>
        </style:tab-stops>
      </style:paragraph-properties>
      <style:text-properties style:font-size-asian="10.5pt"/>
    </style:style>
    <style:style style:name="User_20_Index_20_7" style:display-name="User Index 7" style:family="paragraph" style:parent-style-name="Index" style:class="index">
      <style:paragraph-properties fo:margin-left="1.6929in" fo:margin-right="0in" fo:margin-top="0in" fo:margin-bottom="0.0193in" loext:contextual-spacing="false" fo:text-indent="0in" style:auto-text-indent="false" style:writing-mode="page">
        <style:tab-stops>
          <style:tab-stop style:position="5.5138in" style:type="right" style:leader-style="dotted" style:leader-text="."/>
        </style:tab-stops>
      </style:paragraph-properties>
      <style:text-properties style:font-size-asian="10.5pt"/>
    </style:style>
    <style:style style:name="User_20_Index_20_8" style:display-name="User Index 8" style:family="paragraph" style:parent-style-name="Index" style:class="index">
      <style:paragraph-properties fo:margin-left="1.898in" fo:margin-right="0in" fo:margin-top="0in" fo:margin-bottom="0.0193in" loext:contextual-spacing="false" fo:text-indent="0in" style:auto-text-indent="false" style:writing-mode="page">
        <style:tab-stops>
          <style:tab-stop style:position="5.3173in" style:type="right" style:leader-style="dotted" style:leader-text="."/>
        </style:tab-stops>
      </style:paragraph-properties>
      <style:text-properties style:font-size-asian="10.5pt"/>
    </style:style>
    <style:style style:name="User_20_Index_20_9" style:display-name="User Index 9" style:family="paragraph" style:parent-style-name="Index" style:class="index">
      <style:paragraph-properties fo:margin-left="2.102in" fo:margin-right="0in" fo:margin-top="0in" fo:margin-bottom="0.0193in" loext:contextual-spacing="false" fo:text-indent="0in" style:auto-text-indent="false" style:writing-mode="page">
        <style:tab-stops>
          <style:tab-stop style:position="5.1209in" style:type="right" style:leader-style="dotted" style:leader-text="."/>
        </style:tab-stops>
      </style:paragraph-properties>
      <style:text-properties style:font-size-asian="10.5pt"/>
    </style:style>
    <style:style style:name="User_20_Index_20_10" style:display-name="User Index 10" style:family="paragraph" style:parent-style-name="Index" style:class="index">
      <style:paragraph-properties fo:margin-left="2.3071in" fo:margin-right="0in" fo:margin-top="0in" fo:margin-bottom="0.0193in" loext:contextual-spacing="false" fo:text-indent="0in" style:auto-text-indent="false" style:writing-mode="page">
        <style:tab-stops>
          <style:tab-stop style:position="4.9244in" style:type="right" style:leader-style="dotted" style:leader-text="."/>
        </style:tab-stops>
      </style:paragraph-properties>
      <style:text-properties style:font-size-asian="10.5pt"/>
    </style:style>
    <style:style style:name="Contents_20_1" style:display-name="Contents 1" style:family="paragraph" style:parent-style-name="Index" style:class="index">
      <style:paragraph-properties fo:margin-left="0in" fo:margin-right="0in" fo:margin-top="0.3508in" fo:margin-bottom="0.0665in" loext:contextual-spacing="false" fo:line-height="73%" fo:text-indent="0in" style:auto-text-indent="false" style:writing-mode="page">
        <style:tab-stops>
          <style:tab-stop style:position="6.6929in" style:type="right" style:leader-style="dotted" style:leader-text="."/>
        </style:tab-stops>
      </style:paragraph-properties>
      <style:text-properties fo:font-size="120%" fo:font-weight="bold"/>
    </style:style>
    <style:style style:name="Contents_20_2" style:display-name="Contents 2" style:family="paragraph" style:parent-style-name="Index" style:class="index">
      <style:paragraph-properties fo:margin-left="0.2047in" fo:margin-right="0in" fo:margin-top="0.161in" fo:margin-bottom="0in" loext:contextual-spacing="false" fo:line-height="88%" fo:text-indent="-0.2047in" style:auto-text-indent="false" style:writing-mode="page">
        <style:tab-stops>
          <style:tab-stop style:position="6.4965in"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5236in" fo:margin-right="0in" fo:margin-top="0.028in" fo:margin-bottom="0in" loext:contextual-spacing="false" fo:line-height="87%" fo:text-indent="-0.3154in" style:auto-text-indent="false" style:writing-mode="page">
        <style:tab-stops>
          <style:tab-stop style:position="6.3in"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0.9646in" fo:margin-right="0in" fo:margin-top="0in" fo:margin-bottom="0.0236in" loext:contextual-spacing="false" fo:text-indent="-0.4409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1.2835in" fo:margin-right="0in" fo:margin-top="0in" fo:margin-bottom="0.0193in" loext:contextual-spacing="false" fo:text-indent="0in" style:auto-text-indent="false" style:writing-mode="pag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1.4882in" fo:margin-right="0in" fo:margin-top="0in" fo:margin-bottom="0.0193in" loext:contextual-spacing="false" fo:text-indent="0in" style:auto-text-indent="false" style:writing-mode="pag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6929in" fo:margin-right="0in" fo:margin-top="0in" fo:margin-bottom="0.0193in" loext:contextual-spacing="false" fo:text-indent="0in" style:auto-text-indent="false" style:writing-mode="pag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898in" fo:margin-right="0in" fo:margin-top="0in" fo:margin-bottom="0.0193in" loext:contextual-spacing="false" fo:text-indent="0in" style:auto-text-indent="false" style:writing-mode="pag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2.102in" fo:margin-right="0in" fo:margin-top="0in" fo:margin-bottom="0.0193in" loext:contextual-spacing="false" fo:text-indent="0in" style:auto-text-indent="false" style:writing-mode="pag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2.3071in" fo:margin-right="0in" fo:margin-top="0in" fo:margin-bottom="0.0193in" loext:contextual-spacing="false" fo:text-indent="0in" style:auto-text-indent="false" style:writing-mode="page">
        <style:tab-stops>
          <style:tab-stop style:position="4.9244in" style:type="right" style:leader-style="dotted" style:leader-text="."/>
        </style:tab-stops>
      </style:paragraph-properties>
    </style:style>
    <style:style style:name="Drawing" style:family="paragraph" style:parent-style-name="Caption" style:class="extra">
      <style:paragraph-properties style:writing-mode="page"/>
      <style:text-properties style:font-size-asian="10.5pt"/>
    </style:style>
    <style:style style:name="Endnote" style:family="paragraph" style:parent-style-name="Standard" style:class="extra">
      <style:paragraph-properties fo:margin-left="0.2354in" fo:margin-right="0in" fo:text-indent="-0.2354in" style:auto-text-indent="false" text:number-lines="false" text:line-number="0" style:writing-mode="page"/>
      <style:text-properties style:font-size-asian="10.5pt"/>
    </style:style>
    <style:style style:name="Footer_20_right" style:display-name="Footer right" style:family="paragraph" style:parent-style-name="Standard" style:class="extra">
      <style:paragraph-properties text:number-lines="false" text:line-number="0" style:writing-mode="page">
        <style:tab-stops>
          <style:tab-stop style:position="2.3819in" style:type="center"/>
          <style:tab-stop style:position="4.7638in" style:type="right"/>
        </style:tab-stops>
      </style:paragraph-properties>
      <style:text-properties style:font-size-asian="10.5pt"/>
    </style:style>
    <style:style style:name="Quotations" style:family="paragraph" style:parent-style-name="Standard" style:class="html">
      <style:paragraph-properties fo:margin-left="0.3465in" fo:margin-right="0.3425in" fo:margin-top="0in" fo:margin-bottom="0.1965in" loext:contextual-spacing="true" fo:text-indent="0.2083in" style:auto-text-indent="false" style:writing-mode="page"/>
      <style:text-properties style:font-size-asian="10.5pt"/>
    </style:style>
    <style:style style:name="Signature" style:family="paragraph" style:parent-style-name="Standard" style:class="text">
      <style:paragraph-properties fo:margin-top="0in" fo:margin-bottom="0.1575in" loext:contextual-spacing="true" fo:text-align="center" style:justify-single-word="false" text:number-lines="false" text:line-number="0" style:writing-mode="page"/>
      <style:text-properties fo:font-size="120%" style:font-size-asian="10.5pt"/>
    </style:style>
    <style:style style:name="Preformatted_20_Text" style:display-name="Preformatted Text" style:family="paragraph" style:parent-style-name="Standard" style:class="html" style:master-page-name="">
      <loext:graphic-properties draw:fill="none"/>
      <style:paragraph-properties fo:margin-left="0in" fo:margin-right="0in" fo:margin-top="0in" fo:margin-bottom="0.1965in" loext:contextual-spacing="true" fo:text-align="start" style:justify-single-word="false" fo:text-indent="0in" style:auto-text-indent="false" style:page-number="auto" fo:background-color="transparent" fo:padding="0.0201in" fo:border="0.06pt solid #000000" style:shadow="none" style:writing-mode="page">
        <style:tab-stops/>
      </style:paragraph-properties>
      <style:text-properties style:font-name="Ubuntu Mono" fo:font-family="'Ubuntu Mono'" style:font-style-name="Regular" style:font-pitch="fixed" fo:font-size="9pt" style:font-size-asian="10.5pt"/>
    </style:style>
    <style:style style:name="Subtitle" style:family="paragraph" style:parent-style-name="Heading" style:next-style-name="First_20_line_20_indent" style:class="chapter" style:master-page-name="">
      <style:paragraph-properties fo:margin-top="0in" fo:margin-bottom="0.1256in" loext:contextual-spacing="true" fo:text-align="center" style:justify-single-word="false" style:page-number="auto" style:writing-mode="page"/>
      <style:text-properties fo:font-size="143%" fo:font-weight="normal" style:font-size-asian="10.5pt"/>
    </style:style>
    <style:style style:name="Heading_20_1" style:display-name="Heading 1" style:family="paragraph" style:parent-style-name="Heading" style:next-style-name="First_20_line_20_indent" style:default-outline-level="1" style:class="text" style:master-page-name="">
      <style:paragraph-properties fo:margin-top="0in" fo:margin-bottom="0.1457in" loext:contextual-spacing="false" fo:text-align="start" style:justify-single-word="false" style:page-number="auto" style:writing-mode="page"/>
      <style:text-properties fo:font-size="207%" fo:font-weight="bold" style:font-size-asian="130%" style:font-weight-asian="bold" style:font-size-complex="130%"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top="0in" fo:margin-bottom="0.1063in" loext:contextual-spacing="false" fo:text-align="justify" style:justify-single-word="false" style:page-number="auto" style:writing-mode="page"/>
      <style:text-properties fo:font-size="120%" fo:font-weight="bold" style:font-size-asian="101%" style:font-weight-asian="bold" style:font-size-complex="101%"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top="0in" fo:margin-bottom="0.0902in" loext:contextual-spacing="false" fo:text-align="justify" style:justify-single-word="false" style:page-number="auto" style:writing-mode="page"/>
      <style:text-properties style:font-size-asian="10.5pt"/>
    </style:style>
    <style:style style:name="Heading_20_5" style:display-name="Heading 5" style:family="paragraph" style:parent-style-name="Heading" style:next-style-name="First_20_line_20_indent" style:default-outline-level="5" style:class="text" style:master-page-name="">
      <style:paragraph-properties fo:margin-top="0in" fo:margin-bottom="0.0783in" loext:contextual-spacing="false" fo:text-align="justify" style:justify-single-word="false" style:page-number="auto" style:writing-mode="page"/>
      <style:text-properties style:font-size-asian="10.5pt"/>
    </style:style>
    <style:style style:name="Heading_20_6" style:display-name="Heading 6" style:family="paragraph" style:parent-style-name="Heading" style:next-style-name="First_20_line_20_indent" style:default-outline-level="6" style:class="text" style:master-page-name="">
      <style:paragraph-properties fo:margin-top="0in" fo:margin-bottom="0.0709in" loext:contextual-spacing="false" fo:text-align="justify" style:justify-single-word="false" style:page-number="auto" style:writing-mode="page"/>
      <style:text-properties style:font-size-asian="10.5pt"/>
    </style:style>
    <style:style style:name="Heading_20_7" style:display-name="Heading 7" style:family="paragraph" style:parent-style-name="Heading" style:next-style-name="First_20_line_20_indent" style:default-outline-level="7" style:class="text" style:master-page-name="">
      <style:paragraph-properties fo:margin-top="0in" fo:margin-bottom="0.0634in" loext:contextual-spacing="false" fo:text-align="justify" style:justify-single-word="false" style:page-number="auto" style:writing-mode="page"/>
      <style:text-properties fo:font-style="italic" style:font-size-asian="10.5pt"/>
    </style:style>
    <style:style style:name="Heading_20_8" style:display-name="Heading 8" style:family="paragraph" style:parent-style-name="Heading" style:next-style-name="First_20_line_20_indent" style:default-outline-level="8" style:class="text" style:master-page-name="">
      <style:paragraph-properties fo:margin-top="0in" fo:margin-bottom="0.0547in" loext:contextual-spacing="false" fo:text-align="justify" style:justify-single-word="false" style:page-number="auto" style:writing-mode="page"/>
      <style:text-properties fo:font-style="italic" style:font-size-asian="10.5pt"/>
    </style:style>
    <style:style style:name="Heading_20_9" style:display-name="Heading 9" style:family="paragraph" style:parent-style-name="Heading" style:next-style-name="First_20_line_20_indent" style:default-outline-level="9" style:class="text" style:master-page-name="">
      <style:paragraph-properties fo:margin-top="0in" fo:margin-bottom="0.0472in" loext:contextual-spacing="false" fo:text-align="justify" style:justify-single-word="false" style:page-number="auto" style:writing-mode="page"/>
      <style:text-properties fo:font-style="italic" fo:font-weight="normal" style:font-size-asian="10.5pt"/>
    </style:style>
    <style:style style:name="Heading_20_10" style:display-name="Heading 10" style:family="paragraph" style:parent-style-name="Heading" style:next-style-name="First_20_line_20_indent" style:default-outline-level="10" style:class="text" style:master-page-name="">
      <style:paragraph-properties fo:margin-top="0in" fo:margin-bottom="0.0398in" loext:contextual-spacing="false" fo:text-align="justify" style:justify-single-word="false" style:page-number="auto" style:writing-mode="page"/>
      <style:text-properties fo:font-style="italic" fo:font-weight="normal" style:font-size-asian="10.5pt"/>
    </style:style>
    <style:style style:name="Object_20_index_20_heading" style:display-name="Object index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1102in" loext:contextual-spacing="fals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1102in" loext:contextual-spacing="true" fo:line-height="88%" fo:text-align="start" style:justify-single-word="false" fo:text-indent="0in" style:auto-text-indent="false" style:page-number="auto" text:number-lines="false" text:line-number="0" style:writing-mode="page"/>
      <style:text-properties fo:font-size="143%" fo:font-weight="bold" style:font-size-asian="16pt" style:font-weight-asian="bold" style:font-size-complex="16pt" style:font-weight-complex="bold"/>
    </style:style>
    <style:style style:name="Title" style:family="paragraph" style:parent-style-name="Heading" style:next-style-name="First_20_line_20_indent" style:class="chapter" style:master-page-name="">
      <style:paragraph-properties fo:margin-top="0.5161in" fo:margin-bottom="0.1457in" loext:contextual-spacing="true" fo:line-height="150%" fo:text-align="center" style:justify-single-word="false" style:page-number="auto" style:writing-mode="page"/>
      <style:text-properties fo:font-size="172%" fo:font-weight="normal" style:font-size-asian="10.5pt"/>
    </style:style>
    <style:style style:name="Table" style:family="paragraph" style:parent-style-name="Caption" style:list-style-name="" style:class="extra" style:master-page-name="">
      <style:paragraph-properties style:page-number="auto" style:writing-mode="page"/>
      <style:text-properties style:font-size-asian="10.5pt"/>
    </style:style>
    <style:style style:name="Text" style:family="paragraph" style:parent-style-name="Caption" style:class="extra">
      <style:paragraph-properties style:writing-mode="page"/>
      <style:text-properties style:font-size-asian="10.5pt"/>
    </style:style>
    <style:style style:name="Figure_20_Index_20_Heading" style:display-name="Figure Index Heading" style:family="paragraph" style:parent-style-name="Heading" style:class="index">
      <style:paragraph-properties fo:margin-left="0in" fo:margin-right="0in" fo:margin-top="0in" fo:margin-bottom="0.1965in" loext:contextual-spacing="true" fo:text-indent="0in" style:auto-text-indent="false" text:number-lines="false" text:line-number="0"/>
      <style:text-properties fo:font-size="16pt" fo:font-weight="bold" style:font-size-asian="16pt" style:font-weight-asian="bold" style:font-size-complex="16pt" style:font-weight-complex="bold"/>
    </style:style>
    <style:style style:name="PseudoCode" style:family="paragraph" style:parent-style-name="Preformatted_20_Text" style:master-page-name="">
      <loext:graphic-properties draw:fill="none" draw:fill-color="#729fcf"/>
      <style:paragraph-properties fo:margin-left="0in" fo:margin-right="0in" fo:margin-top="0in" fo:margin-bottom="0.2in" loext:contextual-spacing="true" fo:text-indent="0in" style:auto-text-indent="true" style:page-number="auto" fo:background-color="transparent" fo:padding="0.0201in" fo:border="0.06pt solid #000000" style:shadow="none" style:join-border="true">
        <style:tab-stops/>
      </style:paragraph-properties>
      <style:text-properties style:font-name="Latin Modern Math1" fo:font-family="'Latin Modern Math'" style:font-style-name="Regular" style:font-pitch="variable" fo:font-size="10pt" style:font-size-asian="10.5pt"/>
    </style:style>
    <style:style style:name="LittleSpace" style:family="paragraph" style:parent-style-name="Standard" style:master-page-name="">
      <style:paragraph-properties fo:line-height="0.0201in" fo:text-align="center" style:justify-single-word="false" style:page-number="auto" style:shadow="none"/>
      <style:text-properties fo:text-transform="uppercase" style:text-line-through-style="solid" style:text-line-through-type="single" style:font-name="Ubuntu" fo:font-family="Ubuntu" style:font-style-name="Regular" style:font-pitch="variable" fo:font-size="8pt" style:font-size-asian="10.5pt"/>
    </style:style>
    <style:style style:name="Emphasis" style:family="text">
      <style:text-properties fo:font-style="italic" style:font-size-asian="10.5pt"/>
    </style:style>
    <style:style style:name="Strong_20_Emphasis" style:display-name="Strong Emphasis" style:family="text">
      <style:text-properties fo:font-weight="bold" style:font-size-asian="10.5pt"/>
    </style:style>
    <style:style style:name="Example" style:family="text">
      <style:text-properties style:font-name="Latin Modern Mono" fo:font-family="'Latin Modern Mono'" style:font-style-name="Normal" style:font-pitch="fixed" fo:font-weight="normal" style:font-size-asian="10.5pt"/>
    </style:style>
    <style:style style:name="Footnote_20_anchor" style:display-name="Footnote anchor" style:family="text">
      <style:text-properties style:text-position="super 58%" style:font-size-asian="10.5pt"/>
    </style:style>
    <style:style style:name="Endnote_20_anchor" style:display-name="Endnote anchor" style:family="text">
      <style:text-properties style:text-position="super 58%" style:font-size-asian="10.5pt"/>
    </style:style>
    <style:style style:name="Caption_20_characters" style:display-name="Caption characters" style:family="text">
      <style:text-properties style:font-size-asian="10.5pt"/>
    </style:style>
    <style:style style:name="Footnote_20_Symbol" style:display-name="Footnote Symbol" style:family="text">
      <style:text-properties style:font-size-asian="10.5pt"/>
    </style:style>
    <style:style style:name="Endnote_20_Symbol" style:display-name="Endnote Symbol" style:family="text">
      <style:text-properties style:font-size-asian="10.5pt"/>
    </style:style>
    <style:style style:name="Numbering_20_Symbols" style:display-name="Numbering Symbols" style:family="text">
      <style:text-properties style:font-size-asian="10.5pt"/>
    </style:style>
    <style:style style:name="Vertical_20_Numbering_20_Symbols" style:display-name="Vertical Numbering Symbols" style:family="text">
      <style:text-properties style:font-size-asian="10.5pt" style:text-rotation-angle="90" style:text-rotation-scale="line-height"/>
    </style:style>
    <style:style style:name="Citation" style:family="text">
      <style:text-properties fo:font-style="italic" style:font-size-asian="10.5pt"/>
    </style:style>
    <style:style style:name="Definition" style:family="text">
      <style:text-properties style:font-size-asian="10.5pt"/>
    </style:style>
    <style:style style:name="Main_20_index_20_entry" style:display-name="Main index entry" style:family="text">
      <style:text-properties fo:font-weight="bold" style:font-size-asian="10.5pt"/>
    </style:style>
    <style:style style:name="Drop_20_Caps" style:display-name="Drop Caps" style:family="text">
      <style:text-properties style:font-size-asian="10.5pt"/>
    </style:style>
    <style:style style:name="Internet_20_link" style:display-name="Internet link" style:family="text">
      <style:text-properties style:font-name="Latin Modern Mono" fo:font-family="'Latin Modern Mono'" style:font-style-name="Normal" style:font-pitch="fixed" style:text-underline-style="none" fo:font-weight="normal" style:font-size-asian="10.5pt"/>
    </style:style>
    <style:style style:name="Visited_20_Internet_20_Link" style:display-name="Visited Internet Link" style:family="text">
      <style:text-properties style:font-name="Latin Modern Mono" fo:font-family="'Latin Modern Mono'" style:font-style-name="Normal" style:font-pitch="fixed" style:text-underline-style="none" fo:font-weight="normal" style:font-size-asian="10.5pt"/>
    </style:style>
    <style:style style:name="Page_20_Number" style:display-name="Page Number" style:family="text">
      <style:text-properties style:font-size-asian="10.5pt"/>
    </style:style>
    <style:style style:name="Line_20_numbering" style:display-name="Line numbering" style:family="text">
      <style:text-properties style:font-size-asian="10.5pt"/>
    </style:style>
    <style:style style:name="Bullet_20_Symbols" style:display-name="Bullet Symbols" style:family="text">
      <style:text-properties style:font-name="OpenSymbol" fo:font-family="OpenSymbol" style:font-style-name="Normal" style:font-pitch="variable" style:font-charset="x-symbol" style:font-size-asian="10.5pt"/>
    </style:style>
    <style:style style:name="Rubies" style:family="text">
      <style:text-properties fo:font-size="50%" style:text-underline-style="none" style:font-size-asian="10.5pt" style:text-emphasize="none"/>
    </style:style>
    <style:style style:name="User_20_Entry" style:display-name="User Entry" style:family="text">
      <style:text-properties style:font-name="Latin Modern Mono" fo:font-family="'Latin Modern Mono'" style:font-style-name="Normal" style:font-pitch="fixed" fo:font-weight="normal" style:font-size-asian="10.5pt"/>
    </style:style>
    <style:style style:name="Index_20_Link" style:display-name="Index Link" style:family="text">
      <style:text-properties style:font-size-asian="10.5pt"/>
    </style:style>
    <style:style style:name="Placeholder" style:family="text">
      <style:text-properties fo:font-variant="small-caps" style:text-underline-style="dotted" style:text-underline-width="auto" style:text-underline-color="font-color" style:font-size-asian="10.5pt"/>
    </style:style>
    <style:style style:name="Teletype" style:family="text">
      <style:text-properties style:font-name="Latin Modern Mono" fo:font-family="'Latin Modern Mono'" style:font-style-name="Normal" style:font-pitch="fixed" fo:font-weight="normal" style:font-size-asian="10.5pt"/>
    </style:style>
    <style:style style:name="Source_20_Text" style:display-name="Source Text" style:family="text">
      <style:text-properties style:font-name="Ubuntu Mono" fo:font-family="'Ubuntu Mono'" style:font-style-name="Regular" style:font-pitch="fixed" fo:font-size="9pt" fo:font-weight="normal" style:font-size-asian="10.5pt" loext:padding="0.0201in" loext:border="none" loext:shadow="none"/>
    </style:style>
    <style:style style:name="Variable" style:family="text">
      <style:text-properties fo:font-style="italic" style:font-size-asian="10.5pt"/>
    </style:style>
    <style:style style:name="LaTeX" style:family="text"/>
    <style:style style:name="_5c_bsc" style:display-name="\bsc" style:family="text" style:parent-style-name="LaTeX">
      <style:text-properties fo:font-variant="small-caps"/>
    </style:style>
    <style:style style:name="_5c_tiny" style:display-name="\tiny" style:family="text" style:parent-style-name="Size">
      <style:text-properties fo:font-size="42%" style:font-size-asian="10.5pt"/>
    </style:style>
    <style:style style:name="_5c_scriptsize" style:display-name="\scriptsize" style:family="text" style:parent-style-name="Size">
      <style:text-properties fo:font-size="58%" style:font-size-asian="10.5pt"/>
    </style:style>
    <style:style style:name="_5c_footnotesize" style:display-name="\footnotesize" style:family="text" style:parent-style-name="Size">
      <style:text-properties fo:font-size="67%" style:font-size-asian="10.5pt"/>
    </style:style>
    <style:style style:name="_5c_small" style:display-name="\small" style:family="text" style:parent-style-name="Size">
      <style:text-properties fo:font-size="75%" style:font-size-asian="10.5pt"/>
    </style:style>
    <style:style style:name="_5c_normalsize" style:display-name="\normalsize" style:family="text" style:parent-style-name="Size">
      <style:text-properties fo:font-size="83%" style:font-size-asian="10.5pt"/>
    </style:style>
    <style:style style:name="_5c_large" style:display-name="\large" style:family="text" style:parent-style-name="Size">
      <style:text-properties fo:font-size="12pt" style:font-size-asian="10.5pt"/>
    </style:style>
    <style:style style:name="_5c_LARGE" style:display-name="\LARGE" style:family="text" style:parent-style-name="Size">
      <style:text-properties fo:font-size="143%" style:font-size-asian="10.5pt"/>
    </style:style>
    <style:style style:name="_5c_Large" style:display-name="\Large" style:family="text" style:parent-style-name="Size">
      <style:text-properties fo:font-size="119%" fo:font-weight="normal" style:font-size-asian="10.5pt"/>
    </style:style>
    <style:style style:name="_5c_huge" style:display-name="\huge" style:family="text" style:parent-style-name="Size">
      <style:text-properties fo:font-size="173%" fo:font-weight="normal" style:font-size-asian="10.5pt"/>
    </style:style>
    <style:style style:name="_5c_Huge" style:display-name="\Huge" style:family="text" style:parent-style-name="Size">
      <style:text-properties fo:font-size="207%" style:font-size-asian="10.5pt"/>
    </style:style>
    <style:style style:name="_5c_textsl" style:display-name="\textsl" style:family="text" style:parent-style-name="LaTeX">
      <style:text-properties style:font-name="Latin Modern Roman Slanted" fo:font-family="'Latin Modern Roman Slanted'" style:font-style-name="Normal" fo:font-style="normal" fo:font-weight="normal" style:font-size-asian="10.5pt"/>
    </style:style>
    <style:style style:name="_5c_fbox" style:display-name="\fbox" style:family="text" style:parent-style-name="LaTeX">
      <style:text-properties loext:padding-left="0.0193in" loext:padding-right="0.0193in" loext:padding-top="0in" loext:padding-bottom="0in" loext:border="0.06pt solid #000000" loext:shadow="none"/>
    </style:style>
    <style:style style:name="_5c_tiny_20__26__20_bold" style:display-name="\tiny &amp; bold" style:family="text" style:hidden="true" style:parent-style-name="_5c_tiny">
      <style:text-properties fo:font-weight="bold" style:font-size-asian="10.5pt"/>
    </style:style>
    <style:style style:name="_5c_scriptsize_20__26__20_bold" style:display-name="\scriptsize &amp; bold" style:family="text" style:hidden="true" style:parent-style-name="_5c_scriptsize">
      <style:text-properties fo:font-weight="bold" style:font-size-asian="10.5pt"/>
    </style:style>
    <style:style style:name="_5c_footnotesize_20__26__20_bold" style:display-name="\footnotesize &amp; bold" style:family="text" style:hidden="true" style:parent-style-name="_5c_footnotesize">
      <style:text-properties fo:font-weight="bold" style:font-size-asian="10.5pt"/>
    </style:style>
    <style:style style:name="_5c_small_20__26__20_bold" style:display-name="\small &amp; bold" style:family="text" style:hidden="true" style:parent-style-name="_5c_small">
      <style:text-properties fo:font-weight="bold" style:font-size-asian="10.5pt"/>
    </style:style>
    <style:style style:name="_5c_normalsize_20__26__20_bold" style:display-name="\normalsize &amp; bold" style:family="text" style:hidden="true" style:parent-style-name="_5c_normalsiz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LARGE_20__26__20_bold" style:display-name="\LARGE &amp; bold" style:family="text" style:hidden="true" style:parent-style-name="_5c_LARGE">
      <style:text-properties fo:font-weight="bold" style:font-size-asian="10.5pt"/>
    </style:style>
    <style:style style:name="_5c_huge_20__26__20_bold" style:display-name="\huge &amp; bold" style:family="text" style:hidden="true" style:parent-style-name="_5c_huge">
      <style:text-properties fo:font-weight="bold" style:font-size-asian="10.5pt"/>
    </style:style>
    <style:style style:name="_5c_Huge_20__26__20_bold" style:display-name="\Huge &amp; bold" style:family="text" style:hidden="true" style:parent-style-name="_5c_Huge">
      <style:text-properties fo:font-weight="bold" style:font-size-asian="10.5pt"/>
    </style:style>
    <style:style style:name="Size" style:family="text" style:parent-style-name="LaTeX">
      <style:text-properties fo:font-size="12pt" style:font-size-asian="10.5pt"/>
    </style:style>
    <style:style style:name="SourceTextTitle" style:family="text" style:parent-style-name="Source_20_Text">
      <style:text-properties fo:font-variant="normal" fo:text-transform="none" style:text-underline-style="none" fo:font-weight="bold" style:font-size-asian="10.5pt" style:text-overline-style="none" style:text-overline-color="font-color" loext:padding="0.0201in" loext:border-left="0.26pt solid #000000" loext:border-right="none" loext:border-top="none" loext:border-bottom="0.26pt solid #000000" loext:shadow="none"/>
    </style:style>
    <style:style style:name="Function" style:family="text" style:parent-style-name="Source_20_Text">
      <style:text-properties fo:color="#00508f" fo:font-style="italic" style:font-size-asian="10.5pt"/>
    </style:style>
    <style:style style:name="SrcTxtVariable" style:family="text" style:parent-style-name="Source_20_Text">
      <style:text-properties fo:color="#a09600" fo:font-style="italic" style:font-size-asian="10.5pt"/>
    </style:style>
    <style:style style:name="Frame" style:family="graphic">
      <style:graphic-properties text:anchor-type="paragraph" svg:x="0in" svg:y="0in" fo:margin-left="0.0791in" fo:margin-right="0.0791in" fo:margin-top="0.0193in" fo:margin-bottom="0.0193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style:style style:name="OLE" style:family="graphic">
      <style:graphic-properties text:anchor-type="paragraph" svg:x="0in" svg:y="0in" fo:margin-left="0.0783in" fo:margin-right="0.0783in" fo:margin-top="0.0193in" fo:margin-bottom="0.0193in" style:wrap="none" style:vertical-pos="top" style:vertical-rel="paragraph" style:horizontal-pos="center" style:horizontal-rel="paragraph"/>
    </style:style>
    <text:outline-style style:name="Outline">
      <text:outline-level-style text:level="1" text:style-name="_5c_Large_20__26__20_bold" style:num-prefix="Partie " style:num-suffix="  " style:num-format="I">
        <style:list-level-properties text:list-level-position-and-space-mode="label-alignment">
          <style:list-level-label-alignment text:label-followed-by="listtab" text:list-tab-stop-position="6.6929in"/>
        </style:list-level-properties>
      </text:outline-level-style>
      <text:outline-level-style text:level="2" style:num-suffix="  " style:num-format="1">
        <style:list-level-properties text:list-level-position-and-space-mode="label-alignment">
          <style:list-level-label-alignment text:label-followed-by="space" fo:text-indent="-0.3272in" fo:margin-left="0.3272in"/>
        </style:list-level-properties>
      </text:outline-level-style>
      <text:outline-level-style text:level="3" style:num-suffix="  " style:num-format="1" text:display-levels="2">
        <style:list-level-properties text:list-level-position-and-space-mode="label-alignment">
          <style:list-level-label-alignment text:label-followed-by="space" fo:text-indent="-0.4217in" fo:margin-left="0.4217in"/>
        </style:list-level-properties>
      </text:outline-level-style>
      <text:outline-level-style text:level="4" style:num-suffix="  " style:num-format="1" text:display-levels="3">
        <style:list-level-properties text:list-level-position-and-space-mode="label-alignment">
          <style:list-level-label-alignment text:label-followed-by="space" fo:text-indent="-0.4882in" fo:margin-left="0.4882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fr" fo:country="FR" officeooo:paragraph-rsid="0076761d"/>
    </style:style>
    <style:style style:name="MP2" style:family="paragraph" style:parent-style-name="Footer">
      <style:text-properties fo:language="fr" fo:country="FR" officeooo:paragraph-rsid="0074d926"/>
    </style:style>
    <style:page-layout style:name="Mpm1">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4" style:page-usage="right">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5">
      <style:page-layout-properties fo:page-width="11.6929in" fo:page-height="8.2681in" style:num-format="1" style:print-orientation="landscape"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1.7362in" fo:margin-bottom="1.7362in" fo:margin-left="1.752in" fo:margin-right="1.752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35in" style:distance-before-sep="0.1075in" style:distance-after-sep="0.0457in" style:line-style="solid" style:adjustment="left" style:rel-width="40%" style:color="#000000"/>
      </style:page-layout-properties>
      <style:header-style>
        <style:header-footer-properties fo:min-height="0.3634in" fo:margin-left="0in" fo:margin-right="0in" fo:margin-bottom="0.1965in" fo:background-color="transparent" style:dynamic-spacing="false" draw:fill="none" draw:fill-color="#729fcf"/>
      </style:header-style>
      <style:footer-style>
        <style:header-footer-properties fo:min-height="0.3634in" fo:margin-left="0in" fo:margin-right="0in" fo:margin-top="0.1965in" fo:background-color="transparent" style:dynamic-spacing="false" draw:fill="none" draw:fill-color="#729fcf"/>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1063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
      </style:header>
      <style:footer>
        <text:p text:style-name="MP2"><text:tab/><text:page-number text:select-page="current">4</text:page-number><text:tab/></text:p>
      </style:footer>
    </style:master-page>
    <style:master-page style:name="First_20_Page" style:display-name="First Page" style:page-layout-name="Mpm2" style:next-style-name="Standard">
      <style:header>
        <text:p text:style-name="MP1"><text:tab/><text:tab/></text:p>
      </style:header>
      <style:footer>
        <text:p text:style-name="MP2"><text:tab/><text:page-number text:select-page="current">0</text:page-number><text:tab/></text:p>
      </style:footer>
    </style:master-page>
    <style:master-page style:name="Left_20_Page" style:display-name="Left Page" style:page-layout-name="Mpm3" style:next-style-name="Right_20_Page">
      <style:header>
        <text:p text:style-name="MP1"><text:tab/><text:tab/></text:p>
      </style:header>
      <style:footer>
        <text:p text:style-name="MP2"><text:tab/><text:page-number text:select-page="current">0</text:page-number><text:tab/></text:p>
      </style:footer>
    </style:master-page>
    <style:master-page style:name="Right_20_Page" style:display-name="Right Page" style:page-layout-name="Mpm4" style:next-style-name="Left_20_Page">
      <style:header>
        <text:p text:style-name="MP1"><text:tab/><text:tab/></text:p>
      </style:header>
      <style:footer>
        <text:p text:style-name="MP2"><text:tab/><text:page-number text:select-page="current">0</text:page-number><text:tab/></text:p>
      </style:footer>
    </style:master-page>
    <style:master-page style:name="Landscape" style:page-layout-name="Mpm5">
      <style:header>
        <text:p text:style-name="MP1"><text:tab/><text:tab/></text:p>
      </style:header>
      <style:footer>
        <text:p text:style-name="MP2"><text:tab/><text:page-number text:select-page="current">0</text:page-number><text:tab/></text:p>
      </style:footer>
    </style:master-page>
    <style:master-page style:name="Envelope" style:page-layout-name="Mpm6"/>
    <style:master-page style:name="Endnote" style:page-layout-name="Mpm1">
      <style:header>
        <text:p text:style-name="MP1"><text:tab/><text:tab/></text:p>
      </style:header>
      <style:footer>
        <text:p text:style-name="MP2"><text:tab/><text:page-number text:select-page="current">0</text:page-number><text:tab/></text:p>
      </style:footer>
    </style:master-page>
    <style:master-page style:name="Footnote" style:page-layout-name="Mpm7">
      <style:header>
        <text:p text:style-name="MP1"><text:tab/><text:tab/></text:p>
      </style:header>
      <style:footer>
        <text:p text:style-name="MP2"><text:tab/><text:page-number text:select-page="current">0</text:page-number><text:tab/></text:p>
      </style:footer>
    </style:master-page>
    <style:master-page style:name="Index" style:page-layout-name="Mpm1">
      <style:header>
        <text:p text:style-name="MP1"><text:tab/><text:tab/></text:p>
      </style:header>
      <style:footer>
        <text:p text:style-name="MP2"><text:tab/><text:page-number text:select-page="current">0</text:page-number><text:tab/></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ibreLatex article v1.3</dc:title>
    <dc:subject>LibreOffice’s templates to create documents similar in appearance to LaTeX document.</dc:subject>
    <meta:keyword>Academia Writer Papier Science Article LaTeX LibreLatex</meta:keyword>
    <dc:description>LibreLatex is a system of LibreOffice’s templates used to create documents similar in appearance to a LaTeX document. The objective of this project is to merge the user-friendliness of LibreOffice and the professionalism and elegance of the LaTeX documents.

The different files of LibreLatex mimick the formatting of the four kinds of documents in Latex (article, book, letter and report). They are compatible with the most recent versions of LibreOffice.

All templates are available to download in several languages and with several countries options on the project's website: &lt;a href="https://www.librelatex.org/"&gt;librelatex.org&lt;/a&gt;
</dc:description>
    <meta:creation-date>2020-03-11T12:22:05.113630898</meta:creation-date>
    <meta:generator>LibreOffice/6.0.7.3$Linux_X86_64 LibreOffice_project/00m0$Build-3</meta:generator>
    <meta:editing-duration>PT3H30M39S</meta:editing-duration>
    <meta:editing-cycles>65</meta:editing-cycles>
    <dc:date>2020-03-11T17:32:09.002400832</dc:date>
    <meta:document-statistic meta:table-count="2" meta:image-count="0" meta:object-count="27" meta:page-count="4" meta:paragraph-count="114" meta:word-count="985" meta:character-count="6244" meta:non-whitespace-character-count="5029"/>
    <meta:user-defined meta:name="License">Mozilla Public License 2.0 (MPL-2.0)</meta:user-defined>
    <meta:user-defined meta:name="URL">https://www.librelatex.org</meta:user-defined>
    <meta:user-defined meta:name="Version">LibreLatex article v1.3 (fr-FR)</meta:user-defined>
  </office:meta>
</office:document-meta>
</file>

<file path=Object 1/content.xml><?xml version="1.0" encoding="utf-8"?>
<math xmlns="http://www.w3.org/1998/Math/MathML" display="block">
  <semantics>
    <mrow>
      <mn>5</mn>
      <mrow>
        <mspace width="0.5em"/>
        <mo stretchy="false">+</mo>
        <mspace width="0.5em"/>
      </mrow>
      <mn>4</mn>
      <mrow>
        <mspace width="0.5em"/>
        <mo stretchy="false">+</mo>
        <mspace width="0.5em"/>
      </mrow>
      <mn>3</mn>
      <mrow>
        <mspace width="0.5em"/>
        <mo stretchy="false">+</mo>
        <mspace width="0.5em"/>
      </mrow>
      <mn>3</mn>
      <mrow>
        <mspace width="0.5em"/>
        <mo stretchy="false">+</mo>
        <mspace width="0.5em"/>
      </mrow>
      <mn>2</mn>
      <mrow>
        <mspace width="1em"/>
        <mo stretchy="false">=</mo>
        <mspace width="1em"/>
      </mrow>
      <mn>17</mn>
    </mrow>
    <annotation encoding="StarMath 5.0">5`+`4`+`3`+`3`+`2``=``17</annotation>
  </semantics>
</math>
</file>

<file path=Object 10/content.xml><?xml version="1.0" encoding="utf-8"?>
<math xmlns="http://www.w3.org/1998/Math/MathML" display="block">
  <semantics>
    <mrow>
      <mo stretchy="false">+</mo>
      <mrow/>
    </mrow>
    <annotation encoding="StarMath 5.0">+{  }</annotation>
  </semantics>
</math>
</file>

<file path=Object 11/content.xml><?xml version="1.0" encoding="utf-8"?>
<math xmlns="http://www.w3.org/1998/Math/MathML" display="block">
  <semantics>
    <mrow>
      <mrow/>
      <mo stretchy="false">∈</mo>
      <mrow/>
    </mrow>
    <annotation encoding="StarMath 5.0">{}in{}</annotation>
  </semantics>
</math>
</file>

<file path=Object 12/content.xml><?xml version="1.0" encoding="utf-8"?>
<math xmlns="http://www.w3.org/1998/Math/MathML" display="block">
  <semantics>
    <mrow>
      <mrow/>
      <mo stretchy="false">∈</mo>
      <mrow/>
    </mrow>
    <annotation encoding="StarMath 5.0">{}in{}</annotation>
  </semantics>
</math>
</file>

<file path=Object 13/content.xml><?xml version="1.0" encoding="utf-8"?>
<math xmlns="http://www.w3.org/1998/Math/MathML" display="block">
  <semantics>
    <mrow>
      <mo stretchy="false">⇐</mo>
      <mrow/>
    </mrow>
    <annotation encoding="StarMath 5.0">dlarrow {  }</annotation>
  </semantics>
</math>
</file>

<file path=Object 14/content.xml><?xml version="1.0" encoding="utf-8"?>
<math xmlns="http://www.w3.org/1998/Math/MathML" display="block">
  <semantics>
    <mrow>
      <mo stretchy="false">+</mo>
      <mrow/>
    </mrow>
    <annotation encoding="StarMath 5.0">+{  }</annotation>
  </semantics>
</math>
</file>

<file path=Object 15/content.xml><?xml version="1.0" encoding="utf-8"?>
<math xmlns="http://www.w3.org/1998/Math/MathML" display="block">
  <semantics>
    <mrow>
      <mstyle mathvariant="normal">
        <mi>Fonction</mi>
      </mstyle>
      <mo>∖</mo>
      <mstyle mathvariant="normal">
        <mrow>
          <mi>Nombre</mi>
          <mi>de</mi>
          <mi>bateaux</mi>
        </mrow>
      </mstyle>
    </mrow>
    <annotation encoding="StarMath 5.0">font serif {Fonction} widebslash { 
font serif {Nombre de bateaux }}</annotation>
  </semantics>
</math>
</file>

<file path=Object 16/content.xml><?xml version="1.0" encoding="utf-8"?>
<math xmlns="http://www.w3.org/1998/Math/MathML" display="block">
  <semantics>
    <mtable>
      <mtr>
        <mtd>
          <mn>1</mn>
        </mtd>
      </mtr>
      <mtr>
        <mtd>
          <mrow>
            <mi mathvariant="normal">n</mi>
            <mrow>
              <mspace width="0.5em"/>
              <mo stretchy="false">=</mo>
              <mspace width="0.5em"/>
            </mrow>
            <mn>2</mn>
          </mrow>
        </mtd>
      </mtr>
    </mtable>
    <annotation encoding="StarMath 5.0">binom{1}{ n`=`2 }</annotation>
  </semantics>
</math>
</file>

<file path=Object 17/content.xml><?xml version="1.0" encoding="utf-8"?>
<math xmlns="http://www.w3.org/1998/Math/MathML" display="block">
  <semantics>
    <mtable>
      <mtr>
        <mtd>
          <mn>2</mn>
        </mtd>
      </mtr>
      <mtr>
        <mtd>
          <mrow>
            <msub>
              <mi mathvariant="normal">n</mi>
              <mn>1</mn>
            </msub>
            <mrow>
              <mspace width="0.5em"/>
              <mo stretchy="false">=</mo>
              <mspace width="0.5em"/>
            </mrow>
            <mn>2,</mn>
            <msub>
              <mi mathvariant="normal">n</mi>
              <mn>2</mn>
            </msub>
            <mrow>
              <mspace width="0.5em"/>
              <mo stretchy="false">=</mo>
              <mspace width="0.5em"/>
            </mrow>
            <mn>3</mn>
          </mrow>
        </mtd>
      </mtr>
    </mtable>
    <annotation encoding="StarMath 5.0">binom{2}{ n_1`=`2, n_2`=`3 }</annotation>
  </semantics>
</math>
</file>

<file path=Object 18/content.xml><?xml version="1.0" encoding="utf-8"?>
<math xmlns="http://www.w3.org/1998/Math/MathML" display="block">
  <semantics>
    <mtable>
      <mtr>
        <mtd>
          <mn>3</mn>
        </mtd>
      </mtr>
      <mtr>
        <mtd>
          <mrow>
            <mrow>
              <msub>
                <mi mathvariant="normal">n</mi>
                <mn>1</mn>
              </msub>
              <mo stretchy="false">=</mo>
              <mn>2,</mn>
            </mrow>
            <mrow>
              <msub>
                <mi mathvariant="normal">n</mi>
                <mn>2</mn>
              </msub>
              <mo stretchy="false">=</mo>
              <msub>
                <mi mathvariant="normal">n</mi>
                <mn>3</mn>
              </msub>
              <mo stretchy="false">=</mo>
              <mn>3</mn>
            </mrow>
          </mrow>
        </mtd>
      </mtr>
    </mtable>
    <annotation encoding="StarMath 5.0">binom{3}{ n_1=2, n_2=n_3=3 }</annotation>
  </semantics>
</math>
</file>

<file path=Object 19/content.xml><?xml version="1.0" encoding="utf-8"?>
<math xmlns="http://www.w3.org/1998/Math/MathML" display="block">
  <semantics>
    <mi mathvariant="normal">Ω</mi>
    <annotation encoding="StarMath 5.0">%OMEGA</annotation>
  </semantics>
</math>
</file>

<file path=Object 2/content.xml><?xml version="1.0" encoding="utf-8"?>
<math xmlns="http://www.w3.org/1998/Math/MathML" display="block">
  <semantics>
    <msubsup>
      <mi mathvariant="normal">A</mi>
      <mn>100</mn>
      <mn>17</mn>
    </msubsup>
    <annotation encoding="StarMath 5.0">A^17_100 </annotation>
  </semantics>
</math>
</file>

<file path=Object 20/content.xml><?xml version="1.0" encoding="utf-8"?>
<math xmlns="http://www.w3.org/1998/Math/MathML" display="block">
  <semantics>
    <mi mathvariant="normal">E</mi>
    <annotation encoding="StarMath 5.0">E</annotation>
  </semantics>
</math>
</file>

<file path=Object 21/content.xml><?xml version="1.0" encoding="utf-8"?>
<math xmlns="http://www.w3.org/1998/Math/MathML" display="block">
  <semantics>
    <mrow>
      <mi mathvariant="normal">p</mi>
      <mrow>
        <mrow>
          <mo fence="true" stretchy="false">(</mo>
          <mrow>
            <mi>ω</mi>
          </mrow>
          <mo fence="true" stretchy="false">)</mo>
        </mrow>
        <mo stretchy="false">=</mo>
        <mfrac>
          <mn>1</mn>
          <mrow>
            <mi>card</mi>
            <mrow>
              <mo fence="true" stretchy="false">(</mo>
              <mrow>
                <mi mathvariant="normal">Ω</mi>
              </mrow>
              <mo fence="true" stretchy="false">)</mo>
            </mrow>
          </mrow>
        </mfrac>
      </mrow>
    </mrow>
    <annotation encoding="StarMath 5.0">p(%omega)= 1 over {card(%OMEGA)}</annotation>
  </semantics>
</math>
</file>

<file path=Object 22/content.xml><?xml version="1.0" encoding="utf-8"?>
<math xmlns="http://www.w3.org/1998/Math/MathML" display="block">
  <semantics>
    <mi mathvariant="normal">Ω</mi>
    <annotation encoding="StarMath 5.0">%OMEGA</annotation>
  </semantics>
</math>
</file>

<file path=Object 23/content.xml><?xml version="1.0" encoding="utf-8"?>
<math xmlns="http://www.w3.org/1998/Math/MathML" display="block">
  <semantics>
    <mrow>
      <mi mathvariant="normal">P</mi>
      <mrow>
        <mrow>
          <mo fence="true" stretchy="false">(</mo>
          <mrow>
            <mi mathvariant="normal">E</mi>
          </mrow>
          <mo fence="true" stretchy="false">)</mo>
        </mrow>
        <mo stretchy="false">=</mo>
        <mfrac>
          <mrow>
            <mi>card</mi>
            <mrow>
              <mo fence="true" stretchy="false">(</mo>
              <mrow>
                <mi mathvariant="normal">E</mi>
              </mrow>
              <mo fence="true" stretchy="false">)</mo>
            </mrow>
          </mrow>
          <mrow>
            <mi>card</mi>
            <mrow>
              <mo fence="true" stretchy="false">(</mo>
              <mrow>
                <mi mathvariant="normal">Ω</mi>
              </mrow>
              <mo fence="true" stretchy="false">)</mo>
            </mrow>
          </mrow>
        </mfrac>
      </mrow>
    </mrow>
    <annotation encoding="StarMath 5.0">P(E) = {card(E)} over {card(%OMEGA)}</annotation>
  </semantics>
</math>
</file>

<file path=Object 24/content.xml><?xml version="1.0" encoding="utf-8"?>
<math xmlns="http://www.w3.org/1998/Math/MathML" display="block">
  <semantics>
    <mrow>
      <mi mathvariant="normal">P</mi>
      <mrow>
        <mrow>
          <mo fence="true" stretchy="false">(</mo>
          <mrow>
            <mi mathvariant="normal">E</mi>
          </mrow>
          <mo fence="true" stretchy="false">)</mo>
        </mrow>
        <mo stretchy="false">=</mo>
        <mfrac>
          <mrow>
            <mi>card</mi>
            <mrow>
              <mo fence="true" stretchy="false">(</mo>
              <mrow>
                <mi mathvariant="normal">E</mi>
              </mrow>
              <mo fence="true" stretchy="false">)</mo>
            </mrow>
          </mrow>
          <mrow>
            <mi>card</mi>
            <mrow>
              <mo fence="true" stretchy="false">(</mo>
              <mrow>
                <mi mathvariant="normal">Ω</mi>
              </mrow>
              <mo fence="true" stretchy="false">)</mo>
            </mrow>
          </mrow>
        </mfrac>
        <mo stretchy="false">=</mo>
        <mfrac>
          <mn>1</mn>
          <mstyle mathvariant="normal">
            <mtext>le nombre de grilles</mtext>
          </mstyle>
        </mfrac>
      </mrow>
    </mrow>
    <annotation encoding="StarMath 5.0">P(E) = {card(E)} over {card(%OMEGA)}= {1} over {font serif {"le nombre de grilles"}}</annotation>
  </semantics>
</math>
</file>

<file path=Object 25/content.xml><?xml version="1.0" encoding="utf-8"?>
<math xmlns="http://www.w3.org/1998/Math/MathML" display="block">
  <semantics>
    <mrow>
      <mo stretchy="false">⇐</mo>
      <mrow/>
    </mrow>
    <annotation encoding="StarMath 5.0">dlarrow {  }</annotation>
  </semantics>
</math>
</file>

<file path=Object 27/content.xml><?xml version="1.0" encoding="utf-8"?>
<math xmlns="http://www.w3.org/1998/Math/MathML" display="block">
  <semantics>
    <mrow>
      <mo stretchy="false">⇐</mo>
      <mrow/>
    </mrow>
    <annotation encoding="StarMath 5.0">dlarrow {  }</annotation>
  </semantics>
</math>
</file>

<file path=Object 28/content.xml><?xml version="1.0" encoding="utf-8"?>
<math xmlns="http://www.w3.org/1998/Math/MathML" display="block">
  <semantics>
    <mrow>
      <mrow/>
      <mo stretchy="false">×</mo>
      <mrow/>
    </mrow>
    <annotation encoding="StarMath 5.0">{}times{  }</annotation>
  </semantics>
</math>
</file>

<file path=Object 3/content.xml><?xml version="1.0" encoding="utf-8"?>
<math xmlns="http://www.w3.org/1998/Math/MathML" display="block">
  <semantics>
    <mi mathvariant="normal">n</mi>
    <annotation encoding="StarMath 5.0">n</annotation>
  </semantics>
</math>
</file>

<file path=Object 4/content.xml><?xml version="1.0" encoding="utf-8"?>
<math xmlns="http://www.w3.org/1998/Math/MathML" display="block">
  <semantics>
    <mrow>
      <mn>10</mn>
      <mrow>
        <mspace width="0.5em"/>
        <mo stretchy="false">−</mo>
        <mspace width="0.5em"/>
      </mrow>
      <mi mathvariant="normal">n</mi>
      <mrow>
        <mspace width="0.5em"/>
        <mo stretchy="false">+</mo>
        <mspace width="0.5em"/>
      </mrow>
      <mn>1</mn>
    </mrow>
    <annotation encoding="StarMath 5.0">10 `-` n `+` 1</annotation>
  </semantics>
</math>
</file>

<file path=Object 5/content.xml><?xml version="1.0" encoding="utf-8"?>
<math xmlns="http://www.w3.org/1998/Math/MathML" display="block">
  <semantics>
    <mrow>
      <mn>2</mn>
      <mrow>
        <mspace width="0.5em"/>
        <mo stretchy="false">×</mo>
        <mspace width="0.5em"/>
      </mrow>
      <mn>10</mn>
      <mrow>
        <mspace width="0.5em"/>
        <mo stretchy="false">×</mo>
        <mspace width="0.5em"/>
      </mrow>
      <mrow>
        <mo fence="true" stretchy="false">(</mo>
        <mrow>
          <mrow>
            <mn>10</mn>
            <mrow>
              <mspace width="0.5em"/>
              <mo stretchy="false">−</mo>
              <mspace width="0.5em"/>
            </mrow>
            <mi mathvariant="normal">n</mi>
            <mrow>
              <mspace width="0.5em"/>
              <mo stretchy="false">+</mo>
              <mspace width="0.5em"/>
            </mrow>
            <mn>1</mn>
          </mrow>
        </mrow>
        <mo fence="true" stretchy="false">)</mo>
      </mrow>
    </mrow>
    <annotation encoding="StarMath 5.0">2 `times `10` times` (10`-`n`+`1)</annotation>
  </semantics>
</math>
</file>

<file path=Object 6/content.xml><?xml version="1.0" encoding="utf-8"?>
<math xmlns="http://www.w3.org/1998/Math/MathML" display="block">
  <semantics>
    <mi mathvariant="normal">n</mi>
    <annotation encoding="StarMath 5.0">n</annotation>
  </semantics>
</math>
</file>

<file path=Object 7/content.xml><?xml version="1.0" encoding="utf-8"?>
<math xmlns="http://www.w3.org/1998/Math/MathML" display="block">
  <semantics>
    <mrow>
      <mstyle mathvariant="normal">
        <mi>Résultats</mi>
      </mstyle>
      <mo>∖</mo>
      <mrow>
        <mi mathvariant="normal">n</mi>
        <mo stretchy="false">=</mo>
        <mrow/>
      </mrow>
    </mrow>
    <annotation encoding="StarMath 5.0">font serif {Résultats} widebslash { n ={  }}</annotation>
  </semantics>
</math>
</file>

<file path=Object 8/content.xml><?xml version="1.0" encoding="utf-8"?>
<math xmlns="http://www.w3.org/1998/Math/MathML" display="block">
  <semantics>
    <mi mathvariant="normal">n</mi>
    <annotation encoding="StarMath 5.0">n</annotation>
  </semantics>
</math>
</file>

<file path=Object 9/content.xml><?xml version="1.0" encoding="utf-8"?>
<math xmlns="http://www.w3.org/1998/Math/MathML" display="block">
  <semantics>
    <mrow>
      <mo stretchy="false">⇐</mo>
      <mrow/>
    </mrow>
    <annotation encoding="StarMath 5.0">dlarrow {  }</annotation>
  </semantics>
</math>
</file>